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4mm"/>
    </style:style>
    <style:style style:name="co3" style:family="table-column">
      <style:table-column-properties fo:break-before="auto" style:column-width="26.55mm"/>
    </style:style>
    <style:style style:name="co4" style:family="table-column">
      <style:table-column-properties fo:break-before="auto" style:column-width="27.06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26.37mm"/>
    </style:style>
    <style:style style:name="co7" style:family="table-column">
      <style:table-column-properties fo:break-before="auto" style:column-width="24.68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5.52mm"/>
    </style:style>
    <style:style style:name="co10" style:family="table-column">
      <style:table-column-properties fo:break-before="auto" style:column-width="24.17mm"/>
    </style:style>
    <style:style style:name="co11" style:family="table-column">
      <style:table-column-properties fo:break-before="auto" style:column-width="25.7mm"/>
    </style:style>
    <style:style style:name="co12" style:family="table-column">
      <style:table-column-properties fo:break-before="auto" style:column-width="26.71mm"/>
    </style:style>
    <style:style style:name="co13" style:family="table-column">
      <style:table-column-properties fo:break-before="auto" style:column-width="26.21mm"/>
    </style:style>
    <style:style style:name="co14" style:family="table-column">
      <style:table-column-properties fo:break-before="auto" style:column-width="25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1" style:family="table-cell" style:parent-style-name="Default">
      <style:table-cell-properties fo:background-color="#fff200"/>
    </style:style>
    <style:style style:name="ce52" style:family="table-cell" style:parent-style-name="Default">
      <style:table-cell-properties fo:background-color="transparent"/>
      <style:text-properties fo:color="#ce181e"/>
    </style:style>
    <style:style style:name="ce53" style:family="table-cell" style:parent-style-name="Default">
      <style:table-cell-properties fo:background-color="#ed1c24"/>
    </style:style>
    <style:style style:name="ce54" style:family="table-cell" style:parent-style-name="Default">
      <style:table-cell-properties fo:background-color="#faa61a"/>
    </style:style>
    <style:style style:name="ce55" style:family="table-cell" style:parent-style-name="Default">
      <style:table-cell-properties fo:background-color="#fff200"/>
      <style:text-properties fo:color="#ce181e"/>
    </style:style>
    <style:style style:name="ce56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f7a19a" fo:border="0.74pt solid #000000"/>
    </style:style>
    <style:style style:name="ce58" style:family="table-cell" style:parent-style-name="Default">
      <style:table-cell-properties fo:background-color="#f7a19a" fo:border="0.74pt solid #000000"/>
      <style:text-properties fo:color="#ef413d"/>
    </style:style>
    <style:style style:name="ce59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60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61" style:family="table-cell" style:parent-style-name="Default">
      <style:table-cell-properties fo:background-color="#fff200" fo:border="0.74pt solid #000000"/>
    </style:style>
    <style:style style:name="ce62" style:family="table-cell" style:parent-style-name="Default">
      <style:table-cell-properties fo:background-color="#fdc578" fo:border="0.74pt solid #000000"/>
    </style:style>
    <style:style style:name="ce63" style:family="table-cell" style:parent-style-name="Default">
      <style:table-cell-properties fo:background-color="#fdc578" fo:border="0.74pt solid #000000"/>
      <style:text-properties fo:color="#ce181e"/>
    </style:style>
    <style:style style:name="ce64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65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66" style:family="table-cell" style:parent-style-name="Default">
      <style:table-cell-properties fo:background-color="#72bf44" fo:border="0.74pt solid #000000"/>
    </style:style>
    <style:style style:name="ce67" style:family="table-cell" style:parent-style-name="Default">
      <style:table-cell-properties fo:background-color="#fdc578" fo:border="0.74pt solid #000000"/>
      <style:text-properties fo:color="#ef413d"/>
    </style:style>
    <style:style style:name="ce68" style:family="table-cell" style:parent-style-name="Default">
      <style:table-cell-properties fo:background-color="#9d85be" fo:border="0.74pt solid #000000"/>
    </style:style>
    <style:style style:name="ce69" style:family="table-cell" style:parent-style-name="Default">
      <style:table-cell-properties fo:background-color="#9d85be" fo:border="0.74pt solid #000000"/>
      <style:text-properties fo:color="#ce181e"/>
    </style:style>
    <style:style style:name="ce70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71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72" style:family="table-cell" style:parent-style-name="Default">
      <style:table-cell-properties fo:background-color="#c2e0ae" fo:border="0.74pt solid #000000"/>
    </style:style>
    <style:style style:name="ce73" style:family="table-cell" style:parent-style-name="Default">
      <style:table-cell-properties fo:background-color="#c2e0ae" fo:border="0.74pt solid #000000"/>
      <style:text-properties fo:color="#ce181e"/>
    </style:style>
    <style:style style:name="ce7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75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1857" calcext:value-type="float">
            <text:p>0.131857</text:p>
          </table:table-cell>
          <table:table-cell table:formula="of:=1-[.D4]" office:value-type="float" office:value="0.734833" calcext:value-type="float">
            <text:p>0.734833</text:p>
          </table:table-cell>
          <table:table-cell office:value-type="float" office:value="0.265167" calcext:value-type="float">
            <text:p>0.265167</text:p>
          </table:table-cell>
          <table:table-cell table:formula="of:=[.B4]*[.C4]" office:value-type="float" office:value="0.096892874881" calcext:value-type="float">
            <text:p>0.096892874881</text:p>
          </table:table-cell>
          <table:table-cell table:formula="of:=[.B4]*[.D4]" office:value-type="float" office:value="0.034964125119" calcext:value-type="float">
            <text:p>0.034964125119</text:p>
          </table:table-cell>
          <table:table-cell office:value-type="float" office:value="0.0252" calcext:value-type="float">
            <text:p>0.0252</text:p>
          </table:table-cell>
          <table:table-cell table:style-name="ce54" table:formula="of:=[.G4]*(1-[.E9])" office:value-type="float" office:value="0.00495735606753912" calcext:value-type="float">
            <text:p>0.00495735606753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]*[.J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9565" calcext:value-type="float">
            <text:p>0.39565</text:p>
          </table:table-cell>
          <table:table-cell table:formula="of:=1-[.D5]" office:value-type="float" office:value="0.955297" calcext:value-type="float">
            <text:p>0.955297</text:p>
          </table:table-cell>
          <table:table-cell office:value-type="float" office:value="0.044703" calcext:value-type="float">
            <text:p>0.044703</text:p>
          </table:table-cell>
          <table:table-cell table:formula="of:=[.B5]*[.C5]" office:value-type="float" office:value="0.37796325805" calcext:value-type="float">
            <text:p>0.37796325805</text:p>
          </table:table-cell>
          <table:table-cell table:formula="of:=[.B5]*[.D5]" office:value-type="float" office:value="0.01768674195" calcext:value-type="float">
            <text:p>0.0176867419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5]*[.J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395332" calcext:value-type="float">
            <text:p>0.0395332</text:p>
          </table:table-cell>
          <table:table-cell table:formula="of:=1-[.D6]" office:value-type="float" office:value="0.429967" calcext:value-type="float">
            <text:p>0.429967</text:p>
          </table:table-cell>
          <table:table-cell office:value-type="float" office:value="0.570033" calcext:value-type="float">
            <text:p>0.570033</text:p>
          </table:table-cell>
          <table:table-cell table:formula="of:=[.B6]*[.C6]" office:value-type="float" office:value="0.0169979714044" calcext:value-type="float">
            <text:p>0.0169979714044</text:p>
          </table:table-cell>
          <table:table-cell table:formula="of:=[.B6]*[.D6]" office:value-type="float" office:value="0.0225352285956" calcext:value-type="float">
            <text:p>0.0225352285956</text:p>
          </table:table-cell>
          <table:table-cell table:number-columns-repeated="3"/>
          <table:table-cell office:value-type="float" office:value="0.7869" calcext:value-type="float">
            <text:p>0.7869</text:p>
          </table:table-cell>
          <table:table-cell table:formula="of:=[.B6]*[.J6]" office:value-type="float" office:value="0.03110867508" calcext:value-type="float">
            <text:p>0.03110867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63174" calcext:value-type="float">
            <text:p>0.163174</text:p>
          </table:table-cell>
          <table:table-cell table:formula="of:=1-[.D7]" office:value-type="float" office:value="0.876368" calcext:value-type="float">
            <text:p>0.876368</text:p>
          </table:table-cell>
          <table:table-cell office:value-type="float" office:value="0.123632" calcext:value-type="float">
            <text:p>0.123632</text:p>
          </table:table-cell>
          <table:table-cell table:formula="of:=[.B7]*[.C7]" office:value-type="float" office:value="0.143000472032" calcext:value-type="float">
            <text:p>0.143000472032</text:p>
          </table:table-cell>
          <table:table-cell table:formula="of:=[.B7]*[.D7]" office:value-type="float" office:value="0.020173527968" calcext:value-type="float">
            <text:p>0.02017352796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J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198777" calcext:value-type="float">
            <text:p>0.198777</text:p>
          </table:table-cell>
          <table:table-cell table:formula="of:=1-[.D8]" office:value-type="float" office:value="0.847306" calcext:value-type="float">
            <text:p>0.847306</text:p>
          </table:table-cell>
          <table:table-cell office:value-type="float" office:value="0.152694" calcext:value-type="float">
            <text:p>0.152694</text:p>
          </table:table-cell>
          <table:table-cell table:formula="of:=[.B8]*[.C8]" office:value-type="float" office:value="0.168424944762" calcext:value-type="float">
            <text:p>0.168424944762</text:p>
          </table:table-cell>
          <table:table-cell table:formula="of:=[.B8]*[.D8]" office:value-type="float" office:value="0.030352055238" calcext:value-type="float">
            <text:p>0.030352055238</text:p>
          </table:table-cell>
          <table:table-cell table:number-columns-repeated="3"/>
          <table:table-cell office:value-type="float" office:value="0.7245" calcext:value-type="float">
            <text:p>0.7245</text:p>
          </table:table-cell>
          <table:table-cell table:formula="of:=[.B8]*[.J8]" office:value-type="float" office:value="0.1440139365" calcext:value-type="float">
            <text:p>0.14401393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4:.B8])" office:value-type="float" office:value="0.9289912" calcext:value-type="float">
            <text:p>0.9289912</text:p>
          </table:table-cell>
          <table:table-cell table:number-columns-repeated="2"/>
          <table:table-cell table:style-name="ce53" table:formula="of:=SUM([.E4:.E8])" office:value-type="float" office:value="0.8032795211294" calcext:value-type="float">
            <text:p>0.8032795211294</text:p>
          </table:table-cell>
          <table:table-cell table:style-name="ce54" table:formula="of:=SUM([.F4:.F8])" office:value-type="float" office:value="0.1257116788706" calcext:value-type="float">
            <text:p>0.1257116788706</text:p>
          </table:table-cell>
          <table:table-cell table:formula="of:=SUM([.E9:.F9])" office:value-type="float" office:value="0.9289912" calcext:value-type="float">
            <text:p>0.9289912</text:p>
          </table:table-cell>
          <table:table-cell table:number-columns-repeated="3"/>
          <table:table-cell table:style-name="ce55" table:formula="of:=SUM([.K4:.K8])" office:value-type="float" office:value="0.17512261158" calcext:value-type="float">
            <text:p>0.17512261158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4444" calcext:value-type="float">
            <text:p>0.134444</text:p>
          </table:table-cell>
          <table:table-cell table:formula="of:=1-[.D14]" office:value-type="float" office:value="0.884163" calcext:value-type="float">
            <text:p>0.884163</text:p>
          </table:table-cell>
          <table:table-cell office:value-type="float" office:value="0.115837" calcext:value-type="float">
            <text:p>0.115837</text:p>
          </table:table-cell>
          <table:table-cell table:formula="of:=[.B14]*[.C14]" office:value-type="float" office:value="0.118870410372" calcext:value-type="float">
            <text:p>0.118870410372</text:p>
          </table:table-cell>
          <table:table-cell table:formula="of:=[.B14]*[.D14]" office:value-type="float" office:value="0.015573589628" calcext:value-type="float">
            <text:p>0.015573589628</text:p>
          </table:table-cell>
          <table:table-cell office:value-type="float" office:value="0.0223" calcext:value-type="float">
            <text:p>0.0223</text:p>
          </table:table-cell>
          <table:table-cell table:style-name="ce54" table:formula="of:=[.G14]*(1-[.E19])" office:value-type="float" office:value="0.00388061847125433" calcext:value-type="float">
            <text:p>0.00388061847125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4]*[.J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234949" calcext:value-type="float">
            <text:p>0.234949</text:p>
          </table:table-cell>
          <table:table-cell table:formula="of:=1-[.D15]" office:value-type="float" office:value="0.947175" calcext:value-type="float">
            <text:p>0.947175</text:p>
          </table:table-cell>
          <table:table-cell office:value-type="float" office:value="0.052825" calcext:value-type="float">
            <text:p>0.052825</text:p>
          </table:table-cell>
          <table:table-cell table:formula="of:=[.B15]*[.C15]" office:value-type="float" office:value="0.222537819075" calcext:value-type="float">
            <text:p>0.222537819075</text:p>
          </table:table-cell>
          <table:table-cell table:formula="of:=[.B15]*[.D15]" office:value-type="float" office:value="0.012411180925" calcext:value-type="float">
            <text:p>0.0124111809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5]*[.J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185497" calcext:value-type="float">
            <text:p>0.0185497</text:p>
          </table:table-cell>
          <table:table-cell table:formula="of:=1-[.D16]" office:value-type="float" office:value="0.397327" calcext:value-type="float">
            <text:p>0.397327</text:p>
          </table:table-cell>
          <table:table-cell office:value-type="float" office:value="0.602673" calcext:value-type="float">
            <text:p>0.602673</text:p>
          </table:table-cell>
          <table:table-cell table:formula="of:=[.B16]*[.C16]" office:value-type="float" office:value="0.0073702966519" calcext:value-type="float">
            <text:p>0.0073702966519</text:p>
          </table:table-cell>
          <table:table-cell table:formula="of:=[.B16]*[.D16]" office:value-type="float" office:value="0.0111794033481" calcext:value-type="float">
            <text:p>0.0111794033481</text:p>
          </table:table-cell>
          <table:table-cell table:number-columns-repeated="3"/>
          <table:table-cell office:value-type="float" office:value="0.7915" calcext:value-type="float">
            <text:p>0.7915</text:p>
          </table:table-cell>
          <table:table-cell table:formula="of:=[.B16]*[.J16]" office:value-type="float" office:value="0.01468208755" calcext:value-type="float">
            <text:p>0.014682087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82546" calcext:value-type="float">
            <text:p>0.182546</text:p>
          </table:table-cell>
          <table:table-cell table:formula="of:=1-[.D17]" office:value-type="float" office:value="0.880689" calcext:value-type="float">
            <text:p>0.880689</text:p>
          </table:table-cell>
          <table:table-cell office:value-type="float" office:value="0.119311" calcext:value-type="float">
            <text:p>0.119311</text:p>
          </table:table-cell>
          <table:table-cell table:formula="of:=[.B17]*[.C17]" office:value-type="float" office:value="0.160766254194" calcext:value-type="float">
            <text:p>0.160766254194</text:p>
          </table:table-cell>
          <table:table-cell table:formula="of:=[.B17]*[.D17]" office:value-type="float" office:value="0.021779745806" calcext:value-type="float">
            <text:p>0.02177974580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7]*[.J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368676" calcext:value-type="float">
            <text:p>0.368676</text:p>
          </table:table-cell>
          <table:table-cell table:formula="of:=1-[.D18]" office:value-type="float" office:value="0.858305" calcext:value-type="float">
            <text:p>0.858305</text:p>
          </table:table-cell>
          <table:table-cell office:value-type="float" office:value="0.141695" calcext:value-type="float">
            <text:p>0.141695</text:p>
          </table:table-cell>
          <table:table-cell table:formula="of:=[.B18]*[.C18]" office:value-type="float" office:value="0.31643645418" calcext:value-type="float">
            <text:p>0.31643645418</text:p>
          </table:table-cell>
          <table:table-cell table:formula="of:=[.B18]*[.D18]" office:value-type="float" office:value="0.05223954582" calcext:value-type="float">
            <text:p>0.05223954582</text:p>
          </table:table-cell>
          <table:table-cell table:number-columns-repeated="3"/>
          <table:table-cell office:value-type="float" office:value="0.7719" calcext:value-type="float">
            <text:p>0.7719</text:p>
          </table:table-cell>
          <table:table-cell table:formula="of:=[.B18]*[.J18]" office:value-type="float" office:value="0.2845810044" calcext:value-type="float">
            <text:p>0.2845810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14:.B18])" office:value-type="float" office:value="0.9391647" calcext:value-type="float">
            <text:p>0.9391647</text:p>
          </table:table-cell>
          <table:table-cell table:number-columns-repeated="2"/>
          <table:table-cell table:style-name="ce53" table:formula="of:=SUM([.E14:.E18])" office:value-type="float" office:value="0.8259812344729" calcext:value-type="float">
            <text:p>0.8259812344729</text:p>
          </table:table-cell>
          <table:table-cell table:style-name="ce54" table:formula="of:=SUM([.F14:.F18])" office:value-type="float" office:value="0.1131834655271" calcext:value-type="float">
            <text:p>0.1131834655271</text:p>
          </table:table-cell>
          <table:table-cell table:formula="of:=SUM([.E19:.F19])" office:value-type="float" office:value="0.9391647" calcext:value-type="float">
            <text:p>0.9391647</text:p>
          </table:table-cell>
          <table:table-cell table:number-columns-repeated="3"/>
          <table:table-cell table:style-name="ce55" table:formula="of:=SUM([.K14:.K18])" office:value-type="float" office:value="0.29926309195" calcext:value-type="float">
            <text:p>0.29926309195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92731" calcext:value-type="float">
            <text:p>0.192731</text:p>
          </table:table-cell>
          <table:table-cell table:formula="of:=1-[.D24]" office:value-type="float" office:value="0.864895" calcext:value-type="float">
            <text:p>0.864895</text:p>
          </table:table-cell>
          <table:table-cell office:value-type="float" office:value="0.135105" calcext:value-type="float">
            <text:p>0.135105</text:p>
          </table:table-cell>
          <table:table-cell table:formula="of:=[.B24]*[.C24]" office:value-type="float" office:value="0.166692078245" calcext:value-type="float">
            <text:p>0.166692078245</text:p>
          </table:table-cell>
          <table:table-cell table:formula="of:=[.B24]*[.D24]" office:value-type="float" office:value="0.026038921755" calcext:value-type="float">
            <text:p>0.026038921755</text:p>
          </table:table-cell>
          <table:table-cell office:value-type="float" office:value="0.0123" calcext:value-type="float">
            <text:p>0.0123</text:p>
          </table:table-cell>
          <table:table-cell table:style-name="ce54" table:formula="of:=[.G24]*(1-[.E29])" office:value-type="float" office:value="0.00265685242737732" calcext:value-type="float">
            <text:p>0.00265685242737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4]*[.J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0730072" calcext:value-type="float">
            <text:p>0.0730072</text:p>
          </table:table-cell>
          <table:table-cell table:formula="of:=1-[.D25]" office:value-type="float" office:value="0.897521" calcext:value-type="float">
            <text:p>0.897521</text:p>
          </table:table-cell>
          <table:table-cell office:value-type="float" office:value="0.102479" calcext:value-type="float">
            <text:p>0.102479</text:p>
          </table:table-cell>
          <table:table-cell table:formula="of:=[.B25]*[.C25]" office:value-type="float" office:value="0.0655254951512" calcext:value-type="float">
            <text:p>0.0655254951512</text:p>
          </table:table-cell>
          <table:table-cell table:formula="of:=[.B25]*[.D25]" office:value-type="float" office:value="0.0074817048488" calcext:value-type="float">
            <text:p>0.00748170484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5]*[.J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881952" calcext:value-type="float">
            <text:p>0.0881952</text:p>
          </table:table-cell>
          <table:table-cell table:formula="of:=1-[.D26]"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table:formula="of:=[.B26]*[.C26]" office:value-type="float" office:value="0.0367480293984" calcext:value-type="float">
            <text:p>0.0367480293984</text:p>
          </table:table-cell>
          <table:table-cell table:formula="of:=[.B26]*[.D26]" office:value-type="float" office:value="0.0514471706016" calcext:value-type="float">
            <text:p>0.0514471706016</text:p>
          </table:table-cell>
          <table:table-cell table:number-columns-repeated="3"/>
          <table:table-cell office:value-type="float" office:value="0.7095" calcext:value-type="float">
            <text:p>0.7095</text:p>
          </table:table-cell>
          <table:table-cell table:formula="of:=[.B26]*[.J26]" office:value-type="float" office:value="0.0625744944" calcext:value-type="float">
            <text:p>0.06257449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320101" calcext:value-type="float">
            <text:p>0.320101</text:p>
          </table:table-cell>
          <table:table-cell table:formula="of:=1-[.D27]" office:value-type="float" office:value="0.854711" calcext:value-type="float">
            <text:p>0.854711</text:p>
          </table:table-cell>
          <table:table-cell office:value-type="float" office:value="0.145289" calcext:value-type="float">
            <text:p>0.145289</text:p>
          </table:table-cell>
          <table:table-cell table:formula="of:=[.B27]*[.C27]" office:value-type="float" office:value="0.273593845811" calcext:value-type="float">
            <text:p>0.273593845811</text:p>
          </table:table-cell>
          <table:table-cell table:formula="of:=[.B27]*[.D27]" office:value-type="float" office:value="0.046507154189" calcext:value-type="float">
            <text:p>0.04650715418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7]*[.J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279774" calcext:value-type="float">
            <text:p>0.279774</text:p>
          </table:table-cell>
          <table:table-cell table:formula="of:=1-[.D28]" office:value-type="float" office:value="0.862969" calcext:value-type="float">
            <text:p>0.862969</text:p>
          </table:table-cell>
          <table:table-cell office:value-type="float" office:value="0.137031" calcext:value-type="float">
            <text:p>0.137031</text:p>
          </table:table-cell>
          <table:table-cell table:formula="of:=[.B28]*[.C28]" office:value-type="float" office:value="0.241436289006" calcext:value-type="float">
            <text:p>0.241436289006</text:p>
          </table:table-cell>
          <table:table-cell table:formula="of:=[.B28]*[.D28]" office:value-type="float" office:value="0.038337710994" calcext:value-type="float">
            <text:p>0.038337710994</text:p>
          </table:table-cell>
          <table:table-cell table:number-columns-repeated="3"/>
          <table:table-cell office:value-type="float" office:value="0.7892" calcext:value-type="float">
            <text:p>0.7892</text:p>
          </table:table-cell>
          <table:table-cell table:formula="of:=[.B28]*[.J28]" office:value-type="float" office:value="0.2207976408" calcext:value-type="float">
            <text:p>0.2207976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24:.B28])" office:value-type="float" office:value="0.9538084" calcext:value-type="float">
            <text:p>0.9538084</text:p>
          </table:table-cell>
          <table:table-cell table:number-columns-repeated="2"/>
          <table:table-cell table:style-name="ce53" table:formula="of:=SUM([.E24:.E28])" office:value-type="float" office:value="0.7839957376116" calcext:value-type="float">
            <text:p>0.7839957376116</text:p>
          </table:table-cell>
          <table:table-cell table:style-name="ce54" table:formula="of:=SUM([.F24:.F28])" office:value-type="float" office:value="0.1698126623884" calcext:value-type="float">
            <text:p>0.1698126623884</text:p>
          </table:table-cell>
          <table:table-cell table:formula="of:=SUM([.E29:.F29])" office:value-type="float" office:value="0.9538084" calcext:value-type="float">
            <text:p>0.9538084</text:p>
          </table:table-cell>
          <table:table-cell table:number-columns-repeated="3"/>
          <table:table-cell table:style-name="ce55" table:formula="of:=SUM([.K24:.K28])" office:value-type="float" office:value="0.2833721352" calcext:value-type="float">
            <text:p>0.2833721352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253945" calcext:value-type="float">
            <text:p>0.253945</text:p>
          </table:table-cell>
          <table:table-cell table:formula="of:=1-[.D34]" office:value-type="float" office:value="0.78141" calcext:value-type="float">
            <text:p>0.78141</text:p>
          </table:table-cell>
          <table:table-cell office:value-type="float" office:value="0.21859" calcext:value-type="float">
            <text:p>0.21859</text:p>
          </table:table-cell>
          <table:table-cell table:formula="of:=[.B34]*[.C34]" office:value-type="float" office:value="0.19843516245" calcext:value-type="float">
            <text:p>0.19843516245</text:p>
          </table:table-cell>
          <table:table-cell table:formula="of:=[.B34]*[.D34]" office:value-type="float" office:value="0.05550983755" calcext:value-type="float">
            <text:p>0.05550983755</text:p>
          </table:table-cell>
          <table:table-cell office:value-type="float" office:value="0.0195" calcext:value-type="float">
            <text:p>0.0195</text:p>
          </table:table-cell>
          <table:table-cell table:style-name="ce54" table:formula="of:=[.G34]*(1-[.E39])" office:value-type="float" office:value="0.00641127113451045" calcext:value-type="float">
            <text:p>0.0064112711345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4]*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06352" calcext:value-type="float">
            <text:p>0.306352</text:p>
          </table:table-cell>
          <table:table-cell table:formula="of:=1-[.D35]" office:value-type="float" office:value="0.834788" calcext:value-type="float">
            <text:p>0.834788</text:p>
          </table:table-cell>
          <table:table-cell office:value-type="float" office:value="0.165212" calcext:value-type="float">
            <text:p>0.165212</text:p>
          </table:table-cell>
          <table:table-cell table:formula="of:=[.B35]*[.C35]" office:value-type="float" office:value="0.255738973376" calcext:value-type="float">
            <text:p>0.255738973376</text:p>
          </table:table-cell>
          <table:table-cell table:formula="of:=[.B35]*[.D35]" office:value-type="float" office:value="0.050613026624" calcext:value-type="float">
            <text:p>0.05061302662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5]*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487705" calcext:value-type="float">
            <text:p>0.0487705</text:p>
          </table:table-cell>
          <table:table-cell table:formula="of:=1-[.D36]" office:value-type="float" office:value="0.36111" calcext:value-type="float">
            <text:p>0.36111</text:p>
          </table:table-cell>
          <table:table-cell office:value-type="float" office:value="0.63889" calcext:value-type="float">
            <text:p>0.63889</text:p>
          </table:table-cell>
          <table:table-cell table:formula="of:=[.B36]*[.C36]" office:value-type="float" office:value="0.017611515255" calcext:value-type="float">
            <text:p>0.017611515255</text:p>
          </table:table-cell>
          <table:table-cell table:formula="of:=[.B36]*[.D36]" office:value-type="float" office:value="0.031158984745" calcext:value-type="float">
            <text:p>0.031158984745</text:p>
          </table:table-cell>
          <table:table-cell table:number-columns-repeated="3"/>
          <table:table-cell office:value-type="float" office:value="0.8125" calcext:value-type="float">
            <text:p>0.8125</text:p>
          </table:table-cell>
          <table:table-cell table:formula="of:=[.B36]*[.J36]" office:value-type="float" office:value="0.03962603125" calcext:value-type="float">
            <text:p>0.039626031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204559" calcext:value-type="float">
            <text:p>0.204559</text:p>
          </table:table-cell>
          <table:table-cell table:formula="of:=1-[.D37]" office:value-type="float" office:value="0.661308" calcext:value-type="float">
            <text:p>0.661308</text:p>
          </table:table-cell>
          <table:table-cell office:value-type="float" office:value="0.338692" calcext:value-type="float">
            <text:p>0.338692</text:p>
          </table:table-cell>
          <table:table-cell table:formula="of:=[.B37]*[.C37]" office:value-type="float" office:value="0.135276503172" calcext:value-type="float">
            <text:p>0.135276503172</text:p>
          </table:table-cell>
          <table:table-cell table:formula="of:=[.B37]*[.D37]" office:value-type="float" office:value="0.069282496828" calcext:value-type="float">
            <text:p>0.0692824968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7]*[.J3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0883709" calcext:value-type="float">
            <text:p>0.0883709</text:p>
          </table:table-cell>
          <table:table-cell table:formula="of:=1-[.D38]" office:value-type="float" office:value="0.725971" calcext:value-type="float">
            <text:p>0.725971</text:p>
          </table:table-cell>
          <table:table-cell office:value-type="float" office:value="0.274029" calcext:value-type="float">
            <text:p>0.274029</text:p>
          </table:table-cell>
          <table:table-cell table:formula="of:=[.B38]*[.C38]" office:value-type="float" office:value="0.0641547106439" calcext:value-type="float">
            <text:p>0.0641547106439</text:p>
          </table:table-cell>
          <table:table-cell table:formula="of:=[.B38]*[.D38]" office:value-type="float" office:value="0.0242161893561" calcext:value-type="float">
            <text:p>0.0242161893561</text:p>
          </table:table-cell>
          <table:table-cell table:number-columns-repeated="3"/>
          <table:table-cell office:value-type="float" office:value="0.565" calcext:value-type="float">
            <text:p>0.565</text:p>
          </table:table-cell>
          <table:table-cell table:formula="of:=[.B38]*[.J38]" office:value-type="float" office:value="0.0499295585" calcext:value-type="float">
            <text:p>0.04992955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34:.B38])" office:value-type="float" office:value="0.9019974" calcext:value-type="float">
            <text:p>0.9019974</text:p>
          </table:table-cell>
          <table:table-cell table:number-columns-repeated="2"/>
          <table:table-cell table:style-name="ce53" table:formula="of:=SUM([.E34:.E38])" office:value-type="float" office:value="0.6712168648969" calcext:value-type="float">
            <text:p>0.6712168648969</text:p>
          </table:table-cell>
          <table:table-cell table:style-name="ce54" table:formula="of:=SUM([.F34:.F38])" office:value-type="float" office:value="0.2307805351031" calcext:value-type="float">
            <text:p>0.2307805351031</text:p>
          </table:table-cell>
          <table:table-cell table:formula="of:=SUM([.E39:.F39])" office:value-type="float" office:value="0.9019974" calcext:value-type="float">
            <text:p>0.9019974</text:p>
          </table:table-cell>
          <table:table-cell table:number-columns-repeated="3"/>
          <table:table-cell table:style-name="ce55" table:formula="of:=SUM([.K34:.K38])" office:value-type="float" office:value="0.08955558975" calcext:value-type="float">
            <text:p>0.08955558975</text:p>
          </table:table-cell>
          <table:table-cell/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3"/>
          <table:table-cell table:style-name="ce52"/>
          <table:table-cell table:number-columns-repeated="8"/>
        </table:table-row>
      </table:table>
      <table:table table:name="g4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209947" calcext:value-type="float">
            <text:p>0.209947</text:p>
          </table:table-cell>
          <table:table-cell table:formula="of:=1-[.D4]" office:value-type="float" office:value="0.851523" calcext:value-type="float">
            <text:p>0.851523</text:p>
          </table:table-cell>
          <table:table-cell office:value-type="float" office:value="0.148477" calcext:value-type="float">
            <text:p>0.148477</text:p>
          </table:table-cell>
          <table:table-cell table:formula="of:=[.B4]*[.C4]" office:value-type="float" office:value="0.178774699281" calcext:value-type="float">
            <text:p>0.178774699281</text:p>
          </table:table-cell>
          <table:table-cell table:formula="of:=[.B4]*[.D4]" office:value-type="float" office:value="0.031172300719" calcext:value-type="float">
            <text:p>0.031172300719</text:p>
          </table:table-cell>
          <table:table-cell office:value-type="float" office:value="0.0692" calcext:value-type="float">
            <text:p>0.0692</text:p>
          </table:table-cell>
          <table:table-cell table:style-name="ce54" table:formula="of:=[.G4]*(1-[.E8])" office:value-type="float" office:value="0.0101687891313848" calcext:value-type="float">
            <text:p>0.010168789131385</text:p>
          </table:table-cell>
          <table:table-cell/>
          <table:table-cell office:value-type="float" office:value="0.637" calcext:value-type="float">
            <text:p>0.637</text:p>
          </table:table-cell>
          <table:table-cell table:formula="of:=[.B4]*[.J4]" office:value-type="float" office:value="0.133736239" calcext:value-type="float">
            <text:p>0.133736239</text:p>
          </table:table-cell>
          <table:table-cell office:value-type="float" office:value="0.2922" calcext:value-type="float">
            <text:p>0.2922</text:p>
          </table:table-cell>
          <table:table-cell table:formula="of:=[.B4]*[.L4]" office:value-type="float" office:value="0.0613465134" calcext:value-type="float">
            <text:p>0.0613465134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649273" calcext:value-type="float">
            <text:p>0.0649273</text:p>
          </table:table-cell>
          <table:table-cell table:formula="of:=1-[.D5]" office:value-type="float" office:value="0.777101" calcext:value-type="float">
            <text:p>0.777101</text:p>
          </table:table-cell>
          <table:table-cell office:value-type="float" office:value="0.222899" calcext:value-type="float">
            <text:p>0.222899</text:p>
          </table:table-cell>
          <table:table-cell table:formula="of:=[.B5]*[.C5]" office:value-type="float" office:value="0.0504550697573" calcext:value-type="float">
            <text:p>0.0504550697573</text:p>
          </table:table-cell>
          <table:table-cell table:formula="of:=[.B5]*[.D5]" office:value-type="float" office:value="0.0144722302427" calcext:value-type="float">
            <text:p>0.0144722302427</text:p>
          </table:table-cell>
          <table:table-cell table:number-columns-repeated="3"/>
          <table:table-cell office:value-type="float" office:value="0.6715" calcext:value-type="float">
            <text:p>0.6715</text:p>
          </table:table-cell>
          <table:table-cell table:formula="of:=[.B5]*[.J5]" office:value-type="float" office:value="0.04359868195" calcext:value-type="float">
            <text:p>0.04359868195</text:p>
          </table:table-cell>
          <table:table-cell office:value-type="float" office:value="0.2848" calcext:value-type="float">
            <text:p>0.2848</text:p>
          </table:table-cell>
          <table:table-cell table:formula="of:=[.B5]*[.L5]" office:value-type="float" office:value="0.01849129504" calcext:value-type="float">
            <text:p>0.01849129504</text:p>
          </table:table-cell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48649" calcext:value-type="float">
            <text:p>0.148649</text:p>
          </table:table-cell>
          <table:table-cell table:formula="of:=1-[.D6]" office:value-type="float" office:value="0.607909" calcext:value-type="float">
            <text:p>0.607909</text:p>
          </table:table-cell>
          <table:table-cell office:value-type="float" office:value="0.392091" calcext:value-type="float">
            <text:p>0.392091</text:p>
          </table:table-cell>
          <table:table-cell table:formula="of:=[.B6]*[.C6]" office:value-type="float" office:value="0.090365064941" calcext:value-type="float">
            <text:p>0.090365064941</text:p>
          </table:table-cell>
          <table:table-cell table:formula="of:=[.B6]*[.D6]" office:value-type="float" office:value="0.058283935059" calcext:value-type="float">
            <text:p>0.058283935059</text:p>
          </table:table-cell>
          <table:table-cell table:number-columns-repeated="3"/>
          <table:table-cell office:value-type="float" office:value="0.8035" calcext:value-type="float">
            <text:p>0.8035</text:p>
          </table:table-cell>
          <table:table-cell table:formula="of:=[.B6]*[.J6]" office:value-type="float" office:value="0.1194394715" calcext:value-type="float">
            <text:p>0.1194394715</text:p>
          </table:table-cell>
          <table:table-cell office:value-type="float" office:value="0" calcext:value-type="float">
            <text:p>0</text:p>
          </table:table-cell>
          <table:table-cell table:formula="of:=[.B6]*[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564489" calcext:value-type="float">
            <text:p>0.564489</text:p>
          </table:table-cell>
          <table:table-cell table:formula="of:=1-[.D7]" office:value-type="float" office:value="0.945027" calcext:value-type="float">
            <text:p>0.945027</text:p>
          </table:table-cell>
          <table:table-cell office:value-type="float" office:value="0.054973" calcext:value-type="float">
            <text:p>0.054973</text:p>
          </table:table-cell>
          <table:table-cell table:formula="of:=[.B7]*[.C7]" office:value-type="float" office:value="0.533457346203" calcext:value-type="float">
            <text:p>0.533457346203</text:p>
          </table:table-cell>
          <table:table-cell table:formula="of:=[.B7]*[.D7]" office:value-type="float" office:value="0.031031653797" calcext:value-type="float">
            <text:p>0.03103165379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J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7]*[.L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4:.B7])" office:value-type="float" office:value="0.9880123" calcext:value-type="float">
            <text:p>0.9880123</text:p>
          </table:table-cell>
          <table:table-cell table:number-columns-repeated="2"/>
          <table:table-cell table:style-name="ce53" table:formula="of:=SUM([.E4:.E7])" office:value-type="float" office:value="0.8530521801823" calcext:value-type="float">
            <text:p>0.8530521801823</text:p>
          </table:table-cell>
          <table:table-cell table:style-name="ce54" table:formula="of:=SUM([.F4:.F7])" office:value-type="float" office:value="0.1349601198177" calcext:value-type="float">
            <text:p>0.1349601198177</text:p>
          </table:table-cell>
          <table:table-cell table:formula="of:=SUM([.E8:.F8])" office:value-type="float" office:value="0.9880123" calcext:value-type="float">
            <text:p>0.9880123</text:p>
          </table:table-cell>
          <table:table-cell table:number-columns-repeated="3"/>
          <table:table-cell table:style-name="ce55" table:formula="of:=SUM([.K4:.K7])" office:value-type="float" office:value="0.29677439245" calcext:value-type="float">
            <text:p>0.29677439245</text:p>
          </table:table-cell>
          <table:table-cell/>
          <table:table-cell table:style-name="ce55" table:formula="of:=SUM([.M4:.M7])" office:value-type="float" office:value="0.07983780844" calcext:value-type="float">
            <text:p>0.0798378084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708166" calcext:value-type="float">
            <text:p>0.0708166</text:p>
          </table:table-cell>
          <table:table-cell table:formula="of:=1-[.D13]" office:value-type="float" office:value="0.80825" calcext:value-type="float">
            <text:p>0.80825</text:p>
          </table:table-cell>
          <table:table-cell office:value-type="float" office:value="0.19175" calcext:value-type="float">
            <text:p>0.19175</text:p>
          </table:table-cell>
          <table:table-cell table:formula="of:=[.B13]*[.C13]" office:value-type="float" office:value="0.05723751695" calcext:value-type="float">
            <text:p>0.05723751695</text:p>
          </table:table-cell>
          <table:table-cell table:formula="of:=[.B13]*[.D13]" office:value-type="float" office:value="0.01357908305" calcext:value-type="float">
            <text:p>0.01357908305</text:p>
          </table:table-cell>
          <table:table-cell office:value-type="float" office:value="0.0748" calcext:value-type="float">
            <text:p>0.0748</text:p>
          </table:table-cell>
          <table:table-cell table:style-name="ce54" table:formula="of:=[.G13]*(1-[.E17])" office:value-type="float" office:value="0.00985053588302697" calcext:value-type="float">
            <text:p>0.009850535883027</text:p>
          </table:table-cell>
          <table:table-cell/>
          <table:table-cell office:value-type="float" office:value="0.6035" calcext:value-type="float">
            <text:p>0.6035</text:p>
          </table:table-cell>
          <table:table-cell table:formula="of:=[.B13]*[.J13]" office:value-type="float" office:value="0.0427378181" calcext:value-type="float">
            <text:p>0.0427378181</text:p>
          </table:table-cell>
          <table:table-cell office:value-type="float" office:value="0.4111" calcext:value-type="float">
            <text:p>0.4111</text:p>
          </table:table-cell>
          <table:table-cell table:formula="of:=[.B13]*[.L13]" office:value-type="float" office:value="0.02911270426" calcext:value-type="float">
            <text:p>0.02911270426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720716" calcext:value-type="float">
            <text:p>0.0720716</text:p>
          </table:table-cell>
          <table:table-cell table:formula="of:=1-[.D14]" office:value-type="float" office:value="0.789353" calcext:value-type="float">
            <text:p>0.789353</text:p>
          </table:table-cell>
          <table:table-cell office:value-type="float" office:value="0.210647" calcext:value-type="float">
            <text:p>0.210647</text:p>
          </table:table-cell>
          <table:table-cell table:formula="of:=[.B14]*[.C14]" office:value-type="float" office:value="0.0568899336748" calcext:value-type="float">
            <text:p>0.0568899336748</text:p>
          </table:table-cell>
          <table:table-cell table:formula="of:=[.B14]*[.D14]" office:value-type="float" office:value="0.0151816663252" calcext:value-type="float">
            <text:p>0.0151816663252</text:p>
          </table:table-cell>
          <table:table-cell table:number-columns-repeated="3"/>
          <table:table-cell office:value-type="float" office:value="0.5267" calcext:value-type="float">
            <text:p>0.5267</text:p>
          </table:table-cell>
          <table:table-cell table:formula="of:=[.B14]*[.J14]" office:value-type="float" office:value="0.03796011172" calcext:value-type="float">
            <text:p>0.03796011172</text:p>
          </table:table-cell>
          <table:table-cell office:value-type="float" office:value="0.1889" calcext:value-type="float">
            <text:p>0.1889</text:p>
          </table:table-cell>
          <table:table-cell table:formula="of:=[.B14]*[.L14]" office:value-type="float" office:value="0.01361432524" calcext:value-type="float">
            <text:p>0.01361432524</text:p>
          </table:table-cell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0235" calcext:value-type="float">
            <text:p>0.120235</text:p>
          </table:table-cell>
          <table:table-cell table:formula="of:=1-[.D15]" office:value-type="float" office:value="0.514264" calcext:value-type="float">
            <text:p>0.514264</text:p>
          </table:table-cell>
          <table:table-cell office:value-type="float" office:value="0.485736" calcext:value-type="float">
            <text:p>0.485736</text:p>
          </table:table-cell>
          <table:table-cell table:formula="of:=[.B15]*[.C15]" office:value-type="float" office:value="0.06183253204" calcext:value-type="float">
            <text:p>0.06183253204</text:p>
          </table:table-cell>
          <table:table-cell table:formula="of:=[.B15]*[.D15]" office:value-type="float" office:value="0.05840246796" calcext:value-type="float">
            <text:p>0.05840246796</text:p>
          </table:table-cell>
          <table:table-cell table:number-columns-repeated="3"/>
          <table:table-cell office:value-type="float" office:value="0.7951" calcext:value-type="float">
            <text:p>0.7951</text:p>
          </table:table-cell>
          <table:table-cell table:formula="of:=[.B15]*[.J15]" office:value-type="float" office:value="0.0955988485" calcext:value-type="float">
            <text:p>0.0955988485</text:p>
          </table:table-cell>
          <table:table-cell office:value-type="float" office:value="0" calcext:value-type="float">
            <text:p>0</text:p>
          </table:table-cell>
          <table:table-cell table:formula="of:=[.B15]*[.L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21651" calcext:value-type="float">
            <text:p>0.721651</text:p>
          </table:table-cell>
          <table:table-cell table:formula="of:=1-[.D16]" office:value-type="float" office:value="0.959395" calcext:value-type="float">
            <text:p>0.959395</text:p>
          </table:table-cell>
          <table:table-cell office:value-type="float" office:value="0.040605" calcext:value-type="float">
            <text:p>0.040605</text:p>
          </table:table-cell>
          <table:table-cell table:formula="of:=[.B16]*[.C16]" office:value-type="float" office:value="0.692348361145" calcext:value-type="float">
            <text:p>0.692348361145</text:p>
          </table:table-cell>
          <table:table-cell table:formula="of:=[.B16]*[.D16]" office:value-type="float" office:value="0.029302638855" calcext:value-type="float">
            <text:p>0.02930263885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6]*[.J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*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13:.B16])" office:value-type="float" office:value="0.9847742" calcext:value-type="float">
            <text:p>0.9847742</text:p>
          </table:table-cell>
          <table:table-cell table:number-columns-repeated="2"/>
          <table:table-cell table:style-name="ce53" table:formula="of:=SUM([.E13:.E16])" office:value-type="float" office:value="0.8683083438098" calcext:value-type="float">
            <text:p>0.8683083438098</text:p>
          </table:table-cell>
          <table:table-cell table:style-name="ce54" table:formula="of:=SUM([.F13:.F16])" office:value-type="float" office:value="0.1164658561902" calcext:value-type="float">
            <text:p>0.1164658561902</text:p>
          </table:table-cell>
          <table:table-cell table:formula="of:=SUM([.E17:.F17])" office:value-type="float" office:value="0.9847742" calcext:value-type="float">
            <text:p>0.9847742</text:p>
          </table:table-cell>
          <table:table-cell table:number-columns-repeated="3"/>
          <table:table-cell table:style-name="ce55" table:formula="of:=SUM([.K13:.K16])" office:value-type="float" office:value="0.17629677832" calcext:value-type="float">
            <text:p>0.17629677832</text:p>
          </table:table-cell>
          <table:table-cell/>
          <table:table-cell table:style-name="ce55" table:formula="of:=SUM([.M13:.M16])" office:value-type="float" office:value="0.0427270295" calcext:value-type="float">
            <text:p>0.0427270295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438234" calcext:value-type="float">
            <text:p>0.0438234</text:p>
          </table:table-cell>
          <table:table-cell table:formula="of:=1-[.D23]" office:value-type="float" office:value="0.736534" calcext:value-type="float">
            <text:p>0.736534</text:p>
          </table:table-cell>
          <table:table-cell office:value-type="float" office:value="0.263466" calcext:value-type="float">
            <text:p>0.263466</text:p>
          </table:table-cell>
          <table:table-cell table:formula="of:=[.B23]*[.C23]" office:value-type="float" office:value="0.0322774240956" calcext:value-type="float">
            <text:p>0.0322774240956</text:p>
          </table:table-cell>
          <table:table-cell table:formula="of:=[.B23]*[.D23]" office:value-type="float" office:value="0.0115459759044" calcext:value-type="float">
            <text:p>0.0115459759044</text:p>
          </table:table-cell>
          <table:table-cell office:value-type="float" office:value="0.0558" calcext:value-type="float">
            <text:p>0.0558</text:p>
          </table:table-cell>
          <table:table-cell table:style-name="ce54" table:formula="of:=[.G23]*(1-[.E27])" office:value-type="float" office:value="0.00776634580834993" calcext:value-type="float">
            <text:p>0.00776634580835</text:p>
          </table:table-cell>
          <table:table-cell/>
          <table:table-cell office:value-type="float" office:value="0.343" calcext:value-type="float">
            <text:p>0.343</text:p>
          </table:table-cell>
          <table:table-cell table:formula="of:=[.B23]*[.J23]" office:value-type="float" office:value="0.0150314262" calcext:value-type="float">
            <text:p>0.0150314262</text:p>
          </table:table-cell>
          <table:table-cell office:value-type="float" office:value="0.5556" calcext:value-type="float">
            <text:p>0.5556</text:p>
          </table:table-cell>
          <table:table-cell table:formula="of:=[.B23]*[.L23]" office:value-type="float" office:value="0.02434828104" calcext:value-type="float">
            <text:p>0.02434828104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61529" calcext:value-type="float">
            <text:p>0.0161529</text:p>
          </table:table-cell>
          <table:table-cell table:formula="of:=1-[.D24]" office:value-type="float" office:value="0.71949" calcext:value-type="float">
            <text:p>0.71949</text:p>
          </table:table-cell>
          <table:table-cell office:value-type="float" office:value="0.28051" calcext:value-type="float">
            <text:p>0.28051</text:p>
          </table:table-cell>
          <table:table-cell table:formula="of:=[.B24]*[.C24]" office:value-type="float" office:value="0.011621850021" calcext:value-type="float">
            <text:p>0.011621850021</text:p>
          </table:table-cell>
          <table:table-cell table:formula="of:=[.B24]*[.D24]" office:value-type="float" office:value="0.004531049979" calcext:value-type="float">
            <text:p>0.004531049979</text:p>
          </table:table-cell>
          <table:table-cell table:number-columns-repeated="3"/>
          <table:table-cell office:value-type="float" office:value="0.5622" calcext:value-type="float">
            <text:p>0.5622</text:p>
          </table:table-cell>
          <table:table-cell table:formula="of:=[.B24]*[.J24]" office:value-type="float" office:value="0.00908116038" calcext:value-type="float">
            <text:p>0.00908116038</text:p>
          </table:table-cell>
          <table:table-cell office:value-type="float" office:value="0.3351" calcext:value-type="float">
            <text:p>0.3351</text:p>
          </table:table-cell>
          <table:table-cell table:formula="of:=[.B24]*[.L24]" office:value-type="float" office:value="0.00541283679" calcext:value-type="float">
            <text:p>0.00541283679</text:p>
          </table:table-cell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70781" calcext:value-type="float">
            <text:p>0.170781</text:p>
          </table:table-cell>
          <table:table-cell table:formula="of:=1-[.D25]" office:value-type="float" office:value="0.585387" calcext:value-type="float">
            <text:p>0.585387</text:p>
          </table:table-cell>
          <table:table-cell office:value-type="float" office:value="0.414613" calcext:value-type="float">
            <text:p>0.414613</text:p>
          </table:table-cell>
          <table:table-cell table:formula="of:=[.B25]*[.C25]" office:value-type="float" office:value="0.099972977247" calcext:value-type="float">
            <text:p>0.099972977247</text:p>
          </table:table-cell>
          <table:table-cell table:formula="of:=[.B25]*[.D25]" office:value-type="float" office:value="0.070808022753" calcext:value-type="float">
            <text:p>0.070808022753</text:p>
          </table:table-cell>
          <table:table-cell table:number-columns-repeated="3"/>
          <table:table-cell office:value-type="float" office:value="0.8754" calcext:value-type="float">
            <text:p>0.8754</text:p>
          </table:table-cell>
          <table:table-cell table:formula="of:=[.B25]*[.J25]" office:value-type="float" office:value="0.1495016874" calcext:value-type="float">
            <text:p>0.1495016874</text:p>
          </table:table-cell>
          <table:table-cell office:value-type="float" office:value="0" calcext:value-type="float">
            <text:p>0</text:p>
          </table:table-cell>
          <table:table-cell table:formula="of:=[.B25]*[.L2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58746" calcext:value-type="float">
            <text:p>0.758746</text:p>
          </table:table-cell>
          <table:table-cell table:formula="of:=1-[.D26]" office:value-type="float" office:value="0.944909" calcext:value-type="float">
            <text:p>0.944909</text:p>
          </table:table-cell>
          <table:table-cell office:value-type="float" office:value="0.055091" calcext:value-type="float">
            <text:p>0.055091</text:p>
          </table:table-cell>
          <table:table-cell table:formula="of:=[.B26]*[.C26]" office:value-type="float" office:value="0.716945924114" calcext:value-type="float">
            <text:p>0.716945924114</text:p>
          </table:table-cell>
          <table:table-cell table:formula="of:=[.B26]*[.D26]" office:value-type="float" office:value="0.041800075886" calcext:value-type="float">
            <text:p>0.04180007588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6]*[.J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6]*[.L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23:.B26])" office:value-type="float" office:value="0.9895033" calcext:value-type="float">
            <text:p>0.9895033</text:p>
          </table:table-cell>
          <table:table-cell table:number-columns-repeated="2"/>
          <table:table-cell table:style-name="ce53" table:formula="of:=SUM([.E23:.E26])" office:value-type="float" office:value="0.8608181754776" calcext:value-type="float">
            <text:p>0.8608181754776</text:p>
          </table:table-cell>
          <table:table-cell table:style-name="ce54" table:formula="of:=SUM([.F23:.F26])" office:value-type="float" office:value="0.1286851245224" calcext:value-type="float">
            <text:p>0.1286851245224</text:p>
          </table:table-cell>
          <table:table-cell table:formula="of:=SUM([.E27:.F27])" office:value-type="float" office:value="0.9895033" calcext:value-type="float">
            <text:p>0.9895033</text:p>
          </table:table-cell>
          <table:table-cell table:number-columns-repeated="3"/>
          <table:table-cell table:style-name="ce55" table:formula="of:=SUM([.K23:.K26])" office:value-type="float" office:value="0.17361427398" calcext:value-type="float">
            <text:p>0.17361427398</text:p>
          </table:table-cell>
          <table:table-cell/>
          <table:table-cell table:style-name="ce55" table:formula="of:=SUM([.M23:.M26])" office:value-type="float" office:value="0.02976111783" calcext:value-type="float">
            <text:p>0.02976111783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138931" calcext:value-type="float">
            <text:p>0.138931</text:p>
          </table:table-cell>
          <table:table-cell table:formula="of:=1-[.D32]" office:value-type="float" office:value="0.719761" calcext:value-type="float">
            <text:p>0.719761</text:p>
          </table:table-cell>
          <table:table-cell office:value-type="float" office:value="0.280239" calcext:value-type="float">
            <text:p>0.280239</text:p>
          </table:table-cell>
          <table:table-cell table:formula="of:=[.B32]*[.C32]" office:value-type="float" office:value="0.099997115491" calcext:value-type="float">
            <text:p>0.099997115491</text:p>
          </table:table-cell>
          <table:table-cell table:formula="of:=[.B32]*[.D32]" office:value-type="float" office:value="0.038933884509" calcext:value-type="float">
            <text:p>0.038933884509</text:p>
          </table:table-cell>
          <table:table-cell office:value-type="float" office:value="0.057" calcext:value-type="float">
            <text:p>0.057</text:p>
          </table:table-cell>
          <table:table-cell table:style-name="ce54" table:formula="of:=[.G32]*(1-[.E36])" office:value-type="float" office:value="0.0133364581300215" calcext:value-type="float">
            <text:p>0.01333645813002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32]*[.J32]" office:value-type="float" office:value="0" calcext:value-type="float">
            <text:p>0</text:p>
          </table:table-cell>
          <table:table-cell office:value-type="float" office:value="0.2637" calcext:value-type="float">
            <text:p>0.2637</text:p>
          </table:table-cell>
          <table:table-cell table:formula="of:=[.B32]*[.L32]" office:value-type="float" office:value="0.0366361047" calcext:value-type="float">
            <text:p>0.0366361047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495503" calcext:value-type="float">
            <text:p>0.0495503</text:p>
          </table:table-cell>
          <table:table-cell table:formula="of:=1-[.D33]" office:value-type="float" office:value="0.841085" calcext:value-type="float">
            <text:p>0.841085</text:p>
          </table:table-cell>
          <table:table-cell office:value-type="float" office:value="0.158915" calcext:value-type="float">
            <text:p>0.158915</text:p>
          </table:table-cell>
          <table:table-cell table:formula="of:=[.B33]*[.C33]" office:value-type="float" office:value="0.0416760140755" calcext:value-type="float">
            <text:p>0.0416760140755</text:p>
          </table:table-cell>
          <table:table-cell table:formula="of:=[.B33]*[.D33]" office:value-type="float" office:value="0.0078742859245" calcext:value-type="float">
            <text:p>0.0078742859245</text:p>
          </table:table-cell>
          <table:table-cell table:number-columns-repeated="3"/>
          <table:table-cell office:value-type="float" office:value="0.559" calcext:value-type="float">
            <text:p>0.559</text:p>
          </table:table-cell>
          <table:table-cell table:formula="of:=[.B33]*[.J33]" office:value-type="float" office:value="0.0276986177" calcext:value-type="float">
            <text:p>0.0276986177</text:p>
          </table:table-cell>
          <table:table-cell office:value-type="float" office:value="0.1157" calcext:value-type="float">
            <text:p>0.1157</text:p>
          </table:table-cell>
          <table:table-cell table:formula="of:=[.B33]*[.L33]" office:value-type="float" office:value="0.00573296971" calcext:value-type="float">
            <text:p>0.00573296971</text:p>
          </table:table-cell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6555" calcext:value-type="float">
            <text:p>0.126555</text:p>
          </table:table-cell>
          <table:table-cell table:formula="of:=1-[.D34]" office:value-type="float" office:value="0.624484" calcext:value-type="float">
            <text:p>0.624484</text:p>
          </table:table-cell>
          <table:table-cell office:value-type="float" office:value="0.375516" calcext:value-type="float">
            <text:p>0.375516</text:p>
          </table:table-cell>
          <table:table-cell table:formula="of:=[.B34]*[.C34]" office:value-type="float" office:value="0.07903157262" calcext:value-type="float">
            <text:p>0.07903157262</text:p>
          </table:table-cell>
          <table:table-cell table:formula="of:=[.B34]*[.D34]" office:value-type="float" office:value="0.04752342738" calcext:value-type="float">
            <text:p>0.04752342738</text:p>
          </table:table-cell>
          <table:table-cell table:number-columns-repeated="3"/>
          <table:table-cell office:value-type="float" office:value="0.6872" calcext:value-type="float">
            <text:p>0.6872</text:p>
          </table:table-cell>
          <table:table-cell table:formula="of:=[.B34]*[.J34]" office:value-type="float" office:value="0.086968596" calcext:value-type="float">
            <text:p>0.086968596</text:p>
          </table:table-cell>
          <table:table-cell office:value-type="float" office:value="0" calcext:value-type="float">
            <text:p>0</text:p>
          </table:table-cell>
          <table:table-cell table:formula="of:=[.B34]*[.L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641678" calcext:value-type="float">
            <text:p>0.641678</text:p>
          </table:table-cell>
          <table:table-cell table:formula="of:=1-[.D35]" office:value-type="float" office:value="0.849838" calcext:value-type="float">
            <text:p>0.849838</text:p>
          </table:table-cell>
          <table:table-cell office:value-type="float" office:value="0.150162" calcext:value-type="float">
            <text:p>0.150162</text:p>
          </table:table-cell>
          <table:table-cell table:formula="of:=[.B35]*[.C35]" office:value-type="float" office:value="0.545322348164" calcext:value-type="float">
            <text:p>0.545322348164</text:p>
          </table:table-cell>
          <table:table-cell table:formula="of:=[.B35]*[.D35]" office:value-type="float" office:value="0.096355651836" calcext:value-type="float">
            <text:p>0.09635565183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5]*[.J3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5]*[.L3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32:.B35])" office:value-type="float" office:value="0.9567143" calcext:value-type="float">
            <text:p>0.9567143</text:p>
          </table:table-cell>
          <table:table-cell table:number-columns-repeated="2"/>
          <table:table-cell table:style-name="ce53" table:formula="of:=SUM([.E32:.E35])" office:value-type="float" office:value="0.7660270503505" calcext:value-type="float">
            <text:p>0.7660270503505</text:p>
          </table:table-cell>
          <table:table-cell table:style-name="ce54" table:formula="of:=SUM([.F32:.F35])" office:value-type="float" office:value="0.1906872496495" calcext:value-type="float">
            <text:p>0.1906872496495</text:p>
          </table:table-cell>
          <table:table-cell table:formula="of:=SUM([.E36:.F36])" office:value-type="float" office:value="0.9567143" calcext:value-type="float">
            <text:p>0.9567143</text:p>
          </table:table-cell>
          <table:table-cell table:number-columns-repeated="3"/>
          <table:table-cell table:style-name="ce55" table:formula="of:=SUM([.K32:.K35])" office:value-type="float" office:value="0.1146672137" calcext:value-type="float">
            <text:p>0.1146672137</text:p>
          </table:table-cell>
          <table:table-cell/>
          <table:table-cell table:style-name="ce55" table:formula="of:=SUM([.M32:.M35])" office:value-type="float" office:value="0.04236907441" calcext:value-type="float">
            <text:p>0.04236907441</text:p>
          </table:table-cell>
        </table:table-row>
        <table:table-row table:style-name="ro1" table:number-rows-repeated="18">
          <table:table-cell table:number-columns-repeated="13"/>
        </table:table-row>
        <table:table-row table:style-name="ro1">
          <table:table-cell table:number-columns-repeated="3"/>
          <table:table-cell table:style-name="ce52"/>
          <table:table-cell table:number-columns-repeated="9"/>
        </table:table-row>
      </table:table>
      <table:table table:name="g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82701" calcext:value-type="float">
            <text:p>0.282701</text:p>
          </table:table-cell>
          <table:table-cell table:formula="of:=1-[.D4]" office:value-type="float" office:value="0.898232" calcext:value-type="float">
            <text:p>0.898232</text:p>
          </table:table-cell>
          <table:table-cell office:value-type="float" office:value="0.101768" calcext:value-type="float">
            <text:p>0.101768</text:p>
          </table:table-cell>
          <table:table-cell table:formula="of:=[.B4]*[.C4]" office:value-type="float" office:value="0.253931084632" calcext:value-type="float">
            <text:p>0.253931084632</text:p>
          </table:table-cell>
          <table:table-cell table:formula="of:=[.B4]*[.D4]" office:value-type="float" office:value="0.028769915368" calcext:value-type="float">
            <text:p>0.028769915368</text:p>
          </table:table-cell>
          <table:table-cell office:value-type="float" office:value="0.0176" calcext:value-type="float">
            <text:p>0.0176</text:p>
          </table:table-cell>
          <table:table-cell table:style-name="ce54" table:formula="of:=[.G4]*(1-[.E11])" office:value-type="float" office:value="0.00404336253202429" calcext:value-type="float">
            <text:p>0.00404336253202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]*[.J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98265" calcext:value-type="float">
            <text:p>0.298265</text:p>
          </table:table-cell>
          <table:table-cell table:formula="of:=1-[.D5]" office:value-type="float" office:value="0.648336" calcext:value-type="float">
            <text:p>0.648336</text:p>
          </table:table-cell>
          <table:table-cell office:value-type="float" office:value="0.351664" calcext:value-type="float">
            <text:p>0.351664</text:p>
          </table:table-cell>
          <table:table-cell table:formula="of:=[.B5]*[.C5]" office:value-type="float" office:value="0.19337593704" calcext:value-type="float">
            <text:p>0.19337593704</text:p>
          </table:table-cell>
          <table:table-cell table:formula="of:=[.B5]*[.D5]" office:value-type="float" office:value="0.10488906296" calcext:value-type="float">
            <text:p>0.10488906296</text:p>
          </table:table-cell>
          <table:table-cell table:number-columns-repeated="3"/>
          <table:table-cell office:value-type="float" office:value="0.8296" calcext:value-type="float">
            <text:p>0.8296</text:p>
          </table:table-cell>
          <table:table-cell table:formula="of:=[.B5]*[.J5]" office:value-type="float" office:value="0.247440644" calcext:value-type="float">
            <text:p>0.247440644</text:p>
          </table:table-cell>
          <table:table-cell office:value-type="float" office:value="0" calcext:value-type="float">
            <text:p>0</text:p>
          </table:table-cell>
          <table:table-cell table:formula="of:=[.B5]*[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70913" calcext:value-type="float">
            <text:p>0.370913</text:p>
          </table:table-cell>
          <table:table-cell table:formula="of:=1-[.D6]" office:value-type="float" office:value="0.803425" calcext:value-type="float">
            <text:p>0.803425</text:p>
          </table:table-cell>
          <table:table-cell office:value-type="float" office:value="0.196575" calcext:value-type="float">
            <text:p>0.196575</text:p>
          </table:table-cell>
          <table:table-cell table:formula="of:=[.B6]*[.C6]" office:value-type="float" office:value="0.298000777025" calcext:value-type="float">
            <text:p>0.298000777025</text:p>
          </table:table-cell>
          <table:table-cell table:formula="of:=[.B6]*[.D6]" office:value-type="float" office:value="0.072912222975" calcext:value-type="float">
            <text:p>0.072912222975</text:p>
          </table:table-cell>
          <table:table-cell table:number-columns-repeated="3"/>
          <table:table-cell office:value-type="float" office:value="0.9227" calcext:value-type="float">
            <text:p>0.9227</text:p>
          </table:table-cell>
          <table:table-cell table:formula="of:=[.B6]*[.J6]" office:value-type="float" office:value="0.3422414251" calcext:value-type="float">
            <text:p>0.3422414251</text:p>
          </table:table-cell>
          <table:table-cell office:value-type="float" office:value="0.0352" calcext:value-type="float">
            <text:p>0.0352</text:p>
          </table:table-cell>
          <table:table-cell table:formula="of:=[.B6]*[.L6]" office:value-type="float" office:value="0.0130561376" calcext:value-type="float">
            <text:p>0.0130561376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263288" calcext:value-type="float">
            <text:p>0.0263288</text:p>
          </table:table-cell>
          <table:table-cell table:formula="of:=1-[.D7]" office:value-type="float" office:value="0.665829" calcext:value-type="float">
            <text:p>0.665829</text:p>
          </table:table-cell>
          <table:table-cell office:value-type="float" office:value="0.334171" calcext:value-type="float">
            <text:p>0.334171</text:p>
          </table:table-cell>
          <table:table-cell table:formula="of:=[.B7]*[.C7]" office:value-type="float" office:value="0.0175304785752" calcext:value-type="float">
            <text:p>0.0175304785752</text:p>
          </table:table-cell>
          <table:table-cell table:formula="of:=[.B7]*[.D7]" office:value-type="float" office:value="0.0087983214248" calcext:value-type="float">
            <text:p>0.008798321424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J7]" office:value-type="float" office:value="0" calcext:value-type="float">
            <text:p>0</text:p>
          </table:table-cell>
          <table:table-cell office:value-type="float" office:value="0.6471" calcext:value-type="float">
            <text:p>0.6471</text:p>
          </table:table-cell>
          <table:table-cell table:formula="of:=[.B7]*[.L7]" office:value-type="float" office:value="0.01703736648" calcext:value-type="float">
            <text:p>0.01703736648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34094" calcext:value-type="float">
            <text:p>0.00334094</text:p>
          </table:table-cell>
          <table:table-cell table:formula="of:=1-[.D8]" office:value-type="float" office:value="0.262295" calcext:value-type="float">
            <text:p>0.262295</text:p>
          </table:table-cell>
          <table:table-cell office:value-type="float" office:value="0.737705" calcext:value-type="float">
            <text:p>0.737705</text:p>
          </table:table-cell>
          <table:table-cell table:formula="of:=[.B8]*[.C8]" office:value-type="float" office:value="0.0008763118573" calcext:value-type="float">
            <text:p>0.0008763118573</text:p>
          </table:table-cell>
          <table:table-cell table:formula="of:=[.B8]*[.D8]" office:value-type="float" office:value="0.0024646281427" calcext:value-type="float">
            <text:p>0.0024646281427</text:p>
          </table:table-cell>
          <table:table-cell table:number-columns-repeated="3"/>
          <table:table-cell office:value-type="float" office:value="0.3462" calcext:value-type="float">
            <text:p>0.3462</text:p>
          </table:table-cell>
          <table:table-cell table:formula="of:=[.B8]*[.J8]" office:value-type="float" office:value="0.001156633428" calcext:value-type="float">
            <text:p>0.001156633428</text:p>
          </table:table-cell>
          <table:table-cell office:value-type="float" office:value="0" calcext:value-type="float">
            <text:p>0</text:p>
          </table:table-cell>
          <table:table-cell table:formula="of:=[.B8]*[.L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180796" calcext:value-type="float">
            <text:p>0.0180796</text:p>
          </table:table-cell>
          <table:table-cell table:formula="of:=1-[.D9]" office:value-type="float" office:value="0.358804" calcext:value-type="float">
            <text:p>0.358804</text:p>
          </table:table-cell>
          <table:table-cell office:value-type="float" office:value="0.641196" calcext:value-type="float">
            <text:p>0.641196</text:p>
          </table:table-cell>
          <table:table-cell table:formula="of:=[.B9]*[.C9]" office:value-type="float" office:value="0.0064870327984" calcext:value-type="float">
            <text:p>0.0064870327984</text:p>
          </table:table-cell>
          <table:table-cell table:formula="of:=[.B9]*[.D9]" office:value-type="float" office:value="0.0115925672016" calcext:value-type="float">
            <text:p>0.0115925672016</text:p>
          </table:table-cell>
          <table:table-cell table:number-columns-repeated="3"/>
          <table:table-cell office:value-type="float" office:value="0.1875" calcext:value-type="float">
            <text:p>0.1875</text:p>
          </table:table-cell>
          <table:table-cell table:formula="of:=[.B9]*[.J9]" office:value-type="float" office:value="0.003389925" calcext:value-type="float">
            <text:p>0.003389925</text:p>
          </table:table-cell>
          <table:table-cell office:value-type="float" office:value="0" calcext:value-type="float">
            <text:p>0</text:p>
          </table:table-cell>
          <table:table-cell table:formula="of:=[.B9]*[.L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0371216" calcext:value-type="float">
            <text:p>0.000371216</text:p>
          </table:table-cell>
          <table:table-cell table:formula="of:=1-[.D10]" office:value-type="float" office:value="0.16667" calcext:value-type="float">
            <text:p>0.16667</text:p>
          </table:table-cell>
          <table:table-cell office:value-type="float" office:value="0.83333" calcext:value-type="float">
            <text:p>0.83333</text:p>
          </table:table-cell>
          <table:table-cell table:formula="of:=[.B10]*[.C10]" office:value-type="float" office:value="0.00006187057072" calcext:value-type="float">
            <text:p>6.187057072E-05</text:p>
          </table:table-cell>
          <table:table-cell table:formula="of:=[.B10]*[.D10]" office:value-type="float" office:value="0.00030934542928" calcext:value-type="float">
            <text:p>0.000309345429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0]*[.J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0]*[.L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4:.B10])" office:value-type="float" office:value="0.999999556" calcext:value-type="float">
            <text:p>0.999999556</text:p>
          </table:table-cell>
          <table:table-cell table:number-columns-repeated="2"/>
          <table:table-cell table:style-name="ce53" table:formula="of:=SUM([.E4:.E10])" office:value-type="float" office:value="0.77026349249862" calcext:value-type="float">
            <text:p>0.77026349249862</text:p>
          </table:table-cell>
          <table:table-cell table:style-name="ce54" table:formula="of:=SUM([.F4:.F10])" office:value-type="float" office:value="0.22973606350138" calcext:value-type="float">
            <text:p>0.22973606350138</text:p>
          </table:table-cell>
          <table:table-cell table:formula="of:=SUM([.E11:.F11])" office:value-type="float" office:value="0.999999556" calcext:value-type="float">
            <text:p>0.999999556</text:p>
          </table:table-cell>
          <table:table-cell table:number-columns-repeated="3"/>
          <table:table-cell table:style-name="ce55" table:formula="of:=SUM([.K4:.K10])" office:value-type="float" office:value="0.594228627528" calcext:value-type="float">
            <text:p>0.594228627528</text:p>
          </table:table-cell>
          <table:table-cell/>
          <table:table-cell table:style-name="ce55" table:formula="of:=SUM([.M4:.M10])" office:value-type="float" office:value="0.03009350408" calcext:value-type="float">
            <text:p>0.0300935040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759068" calcext:value-type="float">
            <text:p>0.0759068</text:p>
          </table:table-cell>
          <table:table-cell table:formula="of:=1-[.D16]" office:value-type="float" office:value="0.855731" calcext:value-type="float">
            <text:p>0.855731</text:p>
          </table:table-cell>
          <table:table-cell office:value-type="float" office:value="0.144269" calcext:value-type="float">
            <text:p>0.144269</text:p>
          </table:table-cell>
          <table:table-cell table:formula="of:=[.B16]*[.C16]" office:value-type="float" office:value="0.0649558018708" calcext:value-type="float">
            <text:p>0.0649558018708</text:p>
          </table:table-cell>
          <table:table-cell table:formula="of:=[.B16]*[.D16]" office:value-type="float" office:value="0.0109509981292" calcext:value-type="float">
            <text:p>0.0109509981292</text:p>
          </table:table-cell>
          <table:table-cell office:value-type="float" office:value="0.01" calcext:value-type="float">
            <text:p>0.01</text:p>
          </table:table-cell>
          <table:table-cell table:style-name="ce54" table:formula="of:=[.G16]*(1-[.E23])" office:value-type="float" office:value="0.002224063126829" calcext:value-type="float">
            <text:p>0.00222406312682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16]*[.J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16]*[.L1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11087" calcext:value-type="float">
            <text:p>0.11087</text:p>
          </table:table-cell>
          <table:table-cell table:formula="of:=1-[.D17]" office:value-type="float" office:value="0.594799" calcext:value-type="float">
            <text:p>0.594799</text:p>
          </table:table-cell>
          <table:table-cell office:value-type="float" office:value="0.405201" calcext:value-type="float">
            <text:p>0.405201</text:p>
          </table:table-cell>
          <table:table-cell table:formula="of:=[.B17]*[.C17]" office:value-type="float" office:value="0.06594536513" calcext:value-type="float">
            <text:p>0.06594536513</text:p>
          </table:table-cell>
          <table:table-cell table:formula="of:=[.B17]*[.D17]" office:value-type="float" office:value="0.04492463487" calcext:value-type="float">
            <text:p>0.04492463487</text:p>
          </table:table-cell>
          <table:table-cell table:number-columns-repeated="3"/>
          <table:table-cell office:value-type="float" office:value="0.8512" calcext:value-type="float">
            <text:p>0.8512</text:p>
          </table:table-cell>
          <table:table-cell table:formula="of:=[.B17]*[.J17]" office:value-type="float" office:value="0.094372544" calcext:value-type="float">
            <text:p>0.094372544</text:p>
          </table:table-cell>
          <table:table-cell office:value-type="float" office:value="0" calcext:value-type="float">
            <text:p>0</text:p>
          </table:table-cell>
          <table:table-cell table:formula="of:=[.B17]*[.L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10161" calcext:value-type="float">
            <text:p>0.310161</text:p>
          </table:table-cell>
          <table:table-cell table:formula="of:=1-[.D18]" office:value-type="float" office:value="0.819803" calcext:value-type="float">
            <text:p>0.819803</text:p>
          </table:table-cell>
          <table:table-cell office:value-type="float" office:value="0.180197" calcext:value-type="float">
            <text:p>0.180197</text:p>
          </table:table-cell>
          <table:table-cell table:formula="of:=[.B18]*[.C18]" office:value-type="float" office:value="0.254270918283" calcext:value-type="float">
            <text:p>0.254270918283</text:p>
          </table:table-cell>
          <table:table-cell table:formula="of:=[.B18]*[.D18]" office:value-type="float" office:value="0.055890081717" calcext:value-type="float">
            <text:p>0.055890081717</text:p>
          </table:table-cell>
          <table:table-cell table:number-columns-repeated="3"/>
          <table:table-cell office:value-type="float" office:value="0.7544" calcext:value-type="float">
            <text:p>0.7544</text:p>
          </table:table-cell>
          <table:table-cell table:formula="of:=[.B18]*[.J18]" office:value-type="float" office:value="0.2339854584" calcext:value-type="float">
            <text:p>0.2339854584</text:p>
          </table:table-cell>
          <table:table-cell office:value-type="float" office:value="0.1261" calcext:value-type="float">
            <text:p>0.1261</text:p>
          </table:table-cell>
          <table:table-cell table:formula="of:=[.B18]*[.L18]" office:value-type="float" office:value="0.0391113021" calcext:value-type="float">
            <text:p>0.0391113021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93741" calcext:value-type="float">
            <text:p>0.193741</text:p>
          </table:table-cell>
          <table:table-cell table:formula="of:=1-[.D19]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B19]*[.C19]" office:value-type="float" office:value="0.1549928" calcext:value-type="float">
            <text:p>0.1549928</text:p>
          </table:table-cell>
          <table:table-cell table:formula="of:=[.B19]*[.D19]" office:value-type="float" office:value="0.0387482" calcext:value-type="float">
            <text:p>0.038748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9]*[.J19]" office:value-type="float" office:value="0" calcext:value-type="float">
            <text:p>0</text:p>
          </table:table-cell>
          <table:table-cell office:value-type="float" office:value="0.2739" calcext:value-type="float">
            <text:p>0.2739</text:p>
          </table:table-cell>
          <table:table-cell table:formula="of:=[.B19]*[.L19]" office:value-type="float" office:value="0.0530656599" calcext:value-type="float">
            <text:p>0.0530656599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414764" calcext:value-type="float">
            <text:p>0.0414764</text:p>
          </table:table-cell>
          <table:table-cell table:formula="of:=1-[.D20]" office:value-type="float" office:value="0.494924" calcext:value-type="float">
            <text:p>0.494924</text:p>
          </table:table-cell>
          <table:table-cell office:value-type="float" office:value="0.505076" calcext:value-type="float">
            <text:p>0.505076</text:p>
          </table:table-cell>
          <table:table-cell table:formula="of:=[.B20]*[.C20]" office:value-type="float" office:value="0.0205276657936" calcext:value-type="float">
            <text:p>0.0205276657936</text:p>
          </table:table-cell>
          <table:table-cell table:formula="of:=[.B20]*[.D20]" office:value-type="float" office:value="0.0209487342064" calcext:value-type="float">
            <text:p>0.0209487342064</text:p>
          </table:table-cell>
          <table:table-cell table:number-columns-repeated="3"/>
          <table:table-cell office:value-type="float" office:value="0.5385" calcext:value-type="float">
            <text:p>0.5385</text:p>
          </table:table-cell>
          <table:table-cell table:formula="of:=[.B20]*[.J20]" office:value-type="float" office:value="0.0223350414" calcext:value-type="float">
            <text:p>0.0223350414</text:p>
          </table:table-cell>
          <table:table-cell office:value-type="float" office:value="0" calcext:value-type="float">
            <text:p>0</text:p>
          </table:table-cell>
          <table:table-cell table:formula="of:=[.B20]*[.L2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251418" calcext:value-type="float">
            <text:p>0.251418</text:p>
          </table:table-cell>
          <table:table-cell table:formula="of:=1-[.D21]" office:value-type="float" office:value="0.811402" calcext:value-type="float">
            <text:p>0.811402</text:p>
          </table:table-cell>
          <table:table-cell office:value-type="float" office:value="0.188598" calcext:value-type="float">
            <text:p>0.188598</text:p>
          </table:table-cell>
          <table:table-cell table:formula="of:=[.B21]*[.C21]" office:value-type="float" office:value="0.204001068036" calcext:value-type="float">
            <text:p>0.204001068036</text:p>
          </table:table-cell>
          <table:table-cell table:formula="of:=[.B21]*[.D21]" office:value-type="float" office:value="0.047416931964" calcext:value-type="float">
            <text:p>0.047416931964</text:p>
          </table:table-cell>
          <table:table-cell table:number-columns-repeated="3"/>
          <table:table-cell office:value-type="float" office:value="0.6174" calcext:value-type="float">
            <text:p>0.6174</text:p>
          </table:table-cell>
          <table:table-cell table:formula="of:=[.B21]*[.J21]" office:value-type="float" office:value="0.1552254732" calcext:value-type="float">
            <text:p>0.1552254732</text:p>
          </table:table-cell>
          <table:table-cell office:value-type="float" office:value="0.179" calcext:value-type="float">
            <text:p>0.179</text:p>
          </table:table-cell>
          <table:table-cell table:formula="of:=[.B21]*[.L21]" office:value-type="float" office:value="0.045003822" calcext:value-type="float">
            <text:p>0.045003822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164267" calcext:value-type="float">
            <text:p>0.0164267</text:p>
          </table:table-cell>
          <table:table-cell table:formula="of:=1-[.D22]" office:value-type="float" office:value="0.785311" calcext:value-type="float">
            <text:p>0.785311</text:p>
          </table:table-cell>
          <table:table-cell office:value-type="float" office:value="0.214689" calcext:value-type="float">
            <text:p>0.214689</text:p>
          </table:table-cell>
          <table:table-cell table:formula="of:=[.B22]*[.C22]" office:value-type="float" office:value="0.0129000682037" calcext:value-type="float">
            <text:p>0.0129000682037</text:p>
          </table:table-cell>
          <table:table-cell table:formula="of:=[.B22]*[.D22]" office:value-type="float" office:value="0.0035266317963" calcext:value-type="float">
            <text:p>0.003526631796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22]*[.J22]" office:value-type="float" office:value="0" calcext:value-type="float">
            <text:p>0</text:p>
          </table:table-cell>
          <table:table-cell office:value-type="float" office:value="0.2542" calcext:value-type="float">
            <text:p>0.2542</text:p>
          </table:table-cell>
          <table:table-cell table:formula="of:=[.B22]*[.L22]" office:value-type="float" office:value="0.00417566714" calcext:value-type="float">
            <text:p>0.00417566714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16:.B22])" office:value-type="float" office:value="0.9999999" calcext:value-type="float">
            <text:p>0.9999999</text:p>
          </table:table-cell>
          <table:table-cell table:number-columns-repeated="2"/>
          <table:table-cell table:style-name="ce53" table:formula="of:=SUM([.E16:.E22])" office:value-type="float" office:value="0.7775936873171" calcext:value-type="float">
            <text:p>0.7775936873171</text:p>
          </table:table-cell>
          <table:table-cell table:style-name="ce54" table:formula="of:=SUM([.F16:.F22])" office:value-type="float" office:value="0.2224062126829" calcext:value-type="float">
            <text:p>0.2224062126829</text:p>
          </table:table-cell>
          <table:table-cell table:formula="of:=SUM([.E23:.F23])" office:value-type="float" office:value="0.9999999" calcext:value-type="float">
            <text:p>0.9999999</text:p>
          </table:table-cell>
          <table:table-cell table:number-columns-repeated="3"/>
          <table:table-cell table:style-name="ce55" table:formula="of:=SUM([.K16:.K22])" office:value-type="float" office:value="0.505918517" calcext:value-type="float">
            <text:p>0.505918517</text:p>
          </table:table-cell>
          <table:table-cell/>
          <table:table-cell table:style-name="ce55" table:formula="of:=SUM([.M16:.M22])" office:value-type="float" office:value="0.14135645114" calcext:value-type="float">
            <text:p>0.14135645114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0508784" calcext:value-type="float">
            <text:p>0.00508784</text:p>
          </table:table-cell>
          <table:table-cell table:formula="of:=1-[.D28]" office:value-type="float" office:value="0.62963" calcext:value-type="float">
            <text:p>0.62963</text:p>
          </table:table-cell>
          <table:table-cell office:value-type="float" office:value="0.37037" calcext:value-type="float">
            <text:p>0.37037</text:p>
          </table:table-cell>
          <table:table-cell table:formula="of:=[.B28]*[.C28]" office:value-type="float" office:value="0.0032034566992" calcext:value-type="float">
            <text:p>0.0032034566992</text:p>
          </table:table-cell>
          <table:table-cell table:formula="of:=[.B28]*[.D28]" office:value-type="float" office:value="0.0018843833008" calcext:value-type="float">
            <text:p>0.0018843833008</text:p>
          </table:table-cell>
          <table:table-cell office:value-type="float" office:value="0.0068" calcext:value-type="float">
            <text:p>0.0068</text:p>
          </table:table-cell>
          <table:table-cell table:style-name="ce54" table:formula="of:=[.G28]*(1-[.E35])" office:value-type="float" office:value="0.00222861198733113" calcext:value-type="float">
            <text:p>0.00222861198733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28]*[.J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28]*[.L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812998" calcext:value-type="float">
            <text:p>0.812998</text:p>
          </table:table-cell>
          <table:table-cell table:formula="of:=1-[.D29]" office:value-type="float" office:value="0.659761" calcext:value-type="float">
            <text:p>0.659761</text:p>
          </table:table-cell>
          <table:table-cell office:value-type="float" office:value="0.340239" calcext:value-type="float">
            <text:p>0.340239</text:p>
          </table:table-cell>
          <table:table-cell table:formula="of:=[.B29]*[.C29]" office:value-type="float" office:value="0.536384373478" calcext:value-type="float">
            <text:p>0.536384373478</text:p>
          </table:table-cell>
          <table:table-cell table:formula="of:=[.B29]*[.D29]" office:value-type="float" office:value="0.276613626522" calcext:value-type="float">
            <text:p>0.276613626522</text:p>
          </table:table-cell>
          <table:table-cell table:number-columns-repeated="3"/>
          <table:table-cell office:value-type="float" office:value="0.8415" calcext:value-type="float">
            <text:p>0.8415</text:p>
          </table:table-cell>
          <table:table-cell table:formula="of:=[.B29]*[.J29]" office:value-type="float" office:value="0.684137817" calcext:value-type="float">
            <text:p>0.684137817</text:p>
          </table:table-cell>
          <table:table-cell office:value-type="float" office:value="0" calcext:value-type="float">
            <text:p>0</text:p>
          </table:table-cell>
          <table:table-cell table:formula="of:=[.B29]*[.L2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900451" calcext:value-type="float">
            <text:p>0.0900451</text:p>
          </table:table-cell>
          <table:table-cell table:formula="of:=1-[.D30]" office:value-type="float" office:value="0.722543" calcext:value-type="float">
            <text:p>0.722543</text:p>
          </table:table-cell>
          <table:table-cell office:value-type="float" office:value="0.277457" calcext:value-type="float">
            <text:p>0.277457</text:p>
          </table:table-cell>
          <table:table-cell table:formula="of:=[.B30]*[.C30]" office:value-type="float" office:value="0.0650614566893" calcext:value-type="float">
            <text:p>0.0650614566893</text:p>
          </table:table-cell>
          <table:table-cell table:formula="of:=[.B30]*[.D30]" office:value-type="float" office:value="0.0249836433107" calcext:value-type="float">
            <text:p>0.0249836433107</text:p>
          </table:table-cell>
          <table:table-cell table:number-columns-repeated="3"/>
          <table:table-cell office:value-type="float" office:value="0.4239" calcext:value-type="float">
            <text:p>0.4239</text:p>
          </table:table-cell>
          <table:table-cell table:formula="of:=[.B30]*[.J30]" office:value-type="float" office:value="0.03817011789" calcext:value-type="float">
            <text:p>0.03817011789</text:p>
          </table:table-cell>
          <table:table-cell office:value-type="float" office:value="0.1793" calcext:value-type="float">
            <text:p>0.1793</text:p>
          </table:table-cell>
          <table:table-cell table:formula="of:=[.B30]*[.L30]" office:value-type="float" office:value="0.01614508643" calcext:value-type="float">
            <text:p>0.01614508643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134396" calcext:value-type="float">
            <text:p>0.0134396</text:p>
          </table:table-cell>
          <table:table-cell table:formula="of:=1-[.D31]" office:value-type="float" office:value="0.761905" calcext:value-type="float">
            <text:p>0.761905</text:p>
          </table:table-cell>
          <table:table-cell office:value-type="float" office:value="0.238095" calcext:value-type="float">
            <text:p>0.238095</text:p>
          </table:table-cell>
          <table:table-cell table:formula="of:=[.B31]*[.C31]" office:value-type="float" office:value="0.010239698438" calcext:value-type="float">
            <text:p>0.010239698438</text:p>
          </table:table-cell>
          <table:table-cell table:formula="of:=[.B31]*[.D31]" office:value-type="float" office:value="0.003199901562" calcext:value-type="float">
            <text:p>0.0031999015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1]*[.J3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1]*[.L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63358" calcext:value-type="float">
            <text:p>0.0063358</text:p>
          </table:table-cell>
          <table:table-cell table:formula="of:=1-[.D32]" office:value-type="float" office:value="0.222222" calcext:value-type="float">
            <text:p>0.222222</text:p>
          </table:table-cell>
          <table:table-cell office:value-type="float" office:value="0.777778" calcext:value-type="float">
            <text:p>0.777778</text:p>
          </table:table-cell>
          <table:table-cell table:formula="of:=[.B32]*[.C32]" office:value-type="float" office:value="0.0014079541476" calcext:value-type="float">
            <text:p>0.0014079541476</text:p>
          </table:table-cell>
          <table:table-cell table:formula="of:=[.B32]*[.D32]" office:value-type="float" office:value="0.0049278458524" calcext:value-type="float">
            <text:p>0.0049278458524</text:p>
          </table:table-cell>
          <table:table-cell table:number-columns-repeated="3"/>
          <table:table-cell office:value-type="float" office:value="0.4286" calcext:value-type="float">
            <text:p>0.4286</text:p>
          </table:table-cell>
          <table:table-cell table:formula="of:=[.B32]*[.J32]" office:value-type="float" office:value="0.00271552388" calcext:value-type="float">
            <text:p>0.00271552388</text:p>
          </table:table-cell>
          <table:table-cell office:value-type="float" office:value="0" calcext:value-type="float">
            <text:p>0</text:p>
          </table:table-cell>
          <table:table-cell table:formula="of:=[.B32]*[.L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708937" calcext:value-type="float">
            <text:p>0.0708937</text:p>
          </table:table-cell>
          <table:table-cell table:formula="of:=1-[.D33]" office:value-type="float" office:value="0.77439" calcext:value-type="float">
            <text:p>0.77439</text:p>
          </table:table-cell>
          <table:table-cell office:value-type="float" office:value="0.22561" calcext:value-type="float">
            <text:p>0.22561</text:p>
          </table:table-cell>
          <table:table-cell table:formula="of:=[.B33]*[.C33]" office:value-type="float" office:value="0.054899372343" calcext:value-type="float">
            <text:p>0.054899372343</text:p>
          </table:table-cell>
          <table:table-cell table:formula="of:=[.B33]*[.D33]" office:value-type="float" office:value="0.015994327657" calcext:value-type="float">
            <text:p>0.015994327657</text:p>
          </table:table-cell>
          <table:table-cell table:number-columns-repeated="3"/>
          <table:table-cell office:value-type="float" office:value="0.1957" calcext:value-type="float">
            <text:p>0.1957</text:p>
          </table:table-cell>
          <table:table-cell table:formula="of:=[.B33]*[.J33]" office:value-type="float" office:value="0.01387389709" calcext:value-type="float">
            <text:p>0.01387389709</text:p>
          </table:table-cell>
          <table:table-cell office:value-type="float" office:value="0.1304" calcext:value-type="float">
            <text:p>0.1304</text:p>
          </table:table-cell>
          <table:table-cell table:formula="of:=[.B33]*[.L33]" office:value-type="float" office:value="0.00924453848" calcext:value-type="float">
            <text:p>0.00924453848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119996" calcext:value-type="float">
            <text:p>0.00119996</text:p>
          </table:table-cell>
          <table:table-cell table:formula="of:=1-[.D34]"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table:formula="of:=[.B34]*[.C34]" office:value-type="float" office:value="0.00106663124444" calcext:value-type="float">
            <text:p>0.00106663124444</text:p>
          </table:table-cell>
          <table:table-cell table:formula="of:=[.B34]*[.D34]" office:value-type="float" office:value="0.00013332875556" calcext:value-type="float">
            <text:p>0.0001333287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34]*[.J3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34]*[.L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28:.B34])" office:value-type="float" office:value="1" calcext:value-type="float">
            <text:p>1</text:p>
          </table:table-cell>
          <table:table-cell table:number-columns-repeated="2"/>
          <table:table-cell table:style-name="ce53" table:formula="of:=SUM([.E28:.E34])" office:value-type="float" office:value="0.67226294303954" calcext:value-type="float">
            <text:p>0.67226294303954</text:p>
          </table:table-cell>
          <table:table-cell table:style-name="ce54" table:formula="of:=SUM([.F28:.F34])" office:value-type="float" office:value="0.32773705696046" calcext:value-type="float">
            <text:p>0.32773705696046</text:p>
          </table:table-cell>
          <table:table-cell table:formula="of:=SUM([.E35:.F35])" office:value-type="float" office:value="1" calcext:value-type="float">
            <text:p>1</text:p>
          </table:table-cell>
          <table:table-cell table:number-columns-repeated="3"/>
          <table:table-cell table:style-name="ce55" table:formula="of:=SUM([.K28:.K34])" office:value-type="float" office:value="0.73889735586" calcext:value-type="float">
            <text:p>0.73889735586</text:p>
          </table:table-cell>
          <table:table-cell/>
          <table:table-cell table:style-name="ce55" table:formula="of:=SUM([.M28:.M34])" office:value-type="float" office:value="0.02538962491" calcext:value-type="float">
            <text:p>0.02538962491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59977" calcext:value-type="float">
            <text:p>0.259977</text:p>
          </table:table-cell>
          <table:table-cell table:formula="of:=1-[.D40]" office:value-type="float" office:value="0.735398" calcext:value-type="float">
            <text:p>0.735398</text:p>
          </table:table-cell>
          <table:table-cell office:value-type="float" office:value="0.264602" calcext:value-type="float">
            <text:p>0.264602</text:p>
          </table:table-cell>
          <table:table-cell table:formula="of:=[.B40]*[.C40]" office:value-type="float" office:value="0.191186565846" calcext:value-type="float">
            <text:p>0.191186565846</text:p>
          </table:table-cell>
          <table:table-cell table:formula="of:=[.B40]*[.D40]" office:value-type="float" office:value="0.068790434154" calcext:value-type="float">
            <text:p>0.068790434154</text:p>
          </table:table-cell>
          <table:table-cell office:value-type="float" office:value="0.0222" calcext:value-type="float">
            <text:p>0.0222</text:p>
          </table:table-cell>
          <table:table-cell table:style-name="ce54" table:formula="of:=[.G40]*(1-[.E47])" office:value-type="float" office:value="0.00717472131471962" calcext:value-type="float">
            <text:p>0.0071747213147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B40]*[.J4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B40]*[.L4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09506" calcext:value-type="float">
            <text:p>0.209506</text:p>
          </table:table-cell>
          <table:table-cell table:formula="of:=1-[.D41]" office:value-type="float" office:value="0.54055" calcext:value-type="float">
            <text:p>0.54055</text:p>
          </table:table-cell>
          <table:table-cell office:value-type="float" office:value="0.45945" calcext:value-type="float">
            <text:p>0.45945</text:p>
          </table:table-cell>
          <table:table-cell table:formula="of:=[.B41]*[.C41]" office:value-type="float" office:value="0.1132484683" calcext:value-type="float">
            <text:p>0.1132484683</text:p>
          </table:table-cell>
          <table:table-cell table:formula="of:=[.B41]*[.D41]" office:value-type="float" office:value="0.0962575317" calcext:value-type="float">
            <text:p>0.0962575317</text:p>
          </table:table-cell>
          <table:table-cell table:number-columns-repeated="3"/>
          <table:table-cell office:value-type="float" office:value="0.6946" calcext:value-type="float">
            <text:p>0.6946</text:p>
          </table:table-cell>
          <table:table-cell table:formula="of:=[.B41]*[.J41]" office:value-type="float" office:value="0.1455228676" calcext:value-type="float">
            <text:p>0.1455228676</text:p>
          </table:table-cell>
          <table:table-cell office:value-type="float" office:value="0" calcext:value-type="float">
            <text:p>0</text:p>
          </table:table-cell>
          <table:table-cell table:formula="of:=[.B41]*[.L4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29696" calcext:value-type="float">
            <text:p>0.29696</text:p>
          </table:table-cell>
          <table:table-cell table:formula="of:=1-[.D42]" office:value-type="float" office:value="0.697274" calcext:value-type="float">
            <text:p>0.697274</text:p>
          </table:table-cell>
          <table:table-cell office:value-type="float" office:value="0.302726" calcext:value-type="float">
            <text:p>0.302726</text:p>
          </table:table-cell>
          <table:table-cell table:formula="of:=[.B42]*[.C42]" office:value-type="float" office:value="0.20706248704" calcext:value-type="float">
            <text:p>0.20706248704</text:p>
          </table:table-cell>
          <table:table-cell table:formula="of:=[.B42]*[.D42]" office:value-type="float" office:value="0.08989751296" calcext:value-type="float">
            <text:p>0.08989751296</text:p>
          </table:table-cell>
          <table:table-cell table:number-columns-repeated="3"/>
          <table:table-cell office:value-type="float" office:value="0.5237" calcext:value-type="float">
            <text:p>0.5237</text:p>
          </table:table-cell>
          <table:table-cell table:formula="of:=[.B42]*[.J42]" office:value-type="float" office:value="0.155517952" calcext:value-type="float">
            <text:p>0.155517952</text:p>
          </table:table-cell>
          <table:table-cell office:value-type="float" office:value="0.1122" calcext:value-type="float">
            <text:p>0.1122</text:p>
          </table:table-cell>
          <table:table-cell table:formula="of:=[.B42]*[.L42]" office:value-type="float" office:value="0.033318912" calcext:value-type="float">
            <text:p>0.033318912</text:p>
          </table:table-cell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7709" calcext:value-type="float">
            <text:p>0.17709</text:p>
          </table:table-cell>
          <table:table-cell table:formula="of:=1-[.D43]" office:value-type="float" office:value="0.711144" calcext:value-type="float">
            <text:p>0.711144</text:p>
          </table:table-cell>
          <table:table-cell office:value-type="float" office:value="0.288856" calcext:value-type="float">
            <text:p>0.288856</text:p>
          </table:table-cell>
          <table:table-cell table:formula="of:=[.B43]*[.C43]" office:value-type="float" office:value="0.12593649096" calcext:value-type="float">
            <text:p>0.12593649096</text:p>
          </table:table-cell>
          <table:table-cell table:formula="of:=[.B43]*[.D43]" office:value-type="float" office:value="0.05115350904" calcext:value-type="float">
            <text:p>0.0511535090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3]*[.J43]" office:value-type="float" office:value="0" calcext:value-type="float">
            <text:p>0</text:p>
          </table:table-cell>
          <table:table-cell office:value-type="float" office:value="0.1352" calcext:value-type="float">
            <text:p>0.1352</text:p>
          </table:table-cell>
          <table:table-cell table:formula="of:=[.B43]*[.L43]" office:value-type="float" office:value="0.023942568" calcext:value-type="float">
            <text:p>0.023942568</text:p>
          </table:table-cell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67973" calcext:value-type="float">
            <text:p>0.00367973</text:p>
          </table:table-cell>
          <table:table-cell table:formula="of:=1-[.D44]"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table:formula="of:=[.B44]*[.C44]" office:value-type="float" office:value="0.00157702556583" calcext:value-type="float">
            <text:p>0.00157702556583</text:p>
          </table:table-cell>
          <table:table-cell table:formula="of:=[.B44]*[.D44]" office:value-type="float" office:value="0.00210270443417" calcext:value-type="float">
            <text:p>0.00210270443417</text:p>
          </table:table-cell>
          <table:table-cell table:number-columns-repeated="3"/>
          <table:table-cell office:value-type="float" office:value="0.67" calcext:value-type="float">
            <text:p>0.67</text:p>
          </table:table-cell>
          <table:table-cell table:formula="of:=[.B44]*[.J44]" office:value-type="float" office:value="0.0024654191" calcext:value-type="float">
            <text:p>0.0024654191</text:p>
          </table:table-cell>
          <table:table-cell office:value-type="float" office:value="0" calcext:value-type="float">
            <text:p>0</text:p>
          </table:table-cell>
          <table:table-cell table:formula="of:=[.B44]*[.L4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430846" calcext:value-type="float">
            <text:p>0.0430846</text:p>
          </table:table-cell>
          <table:table-cell table:formula="of:=1-[.D45]" office:value-type="float" office:value="0.733681" calcext:value-type="float">
            <text:p>0.733681</text:p>
          </table:table-cell>
          <table:table-cell office:value-type="float" office:value="0.266319" calcext:value-type="float">
            <text:p>0.266319</text:p>
          </table:table-cell>
          <table:table-cell table:formula="of:=[.B45]*[.C45]" office:value-type="float" office:value="0.0316103524126" calcext:value-type="float">
            <text:p>0.0316103524126</text:p>
          </table:table-cell>
          <table:table-cell table:formula="of:=[.B45]*[.D45]" office:value-type="float" office:value="0.0114742475874" calcext:value-type="float">
            <text:p>0.0114742475874</text:p>
          </table:table-cell>
          <table:table-cell table:number-columns-repeated="3"/>
          <table:table-cell office:value-type="float" office:value="0.3609" calcext:value-type="float">
            <text:p>0.3609</text:p>
          </table:table-cell>
          <table:table-cell table:formula="of:=[.B45]*[.J45]" office:value-type="float" office:value="0.01554923214" calcext:value-type="float">
            <text:p>0.01554923214</text:p>
          </table:table-cell>
          <table:table-cell office:value-type="float" office:value="0.1128" calcext:value-type="float">
            <text:p>0.1128</text:p>
          </table:table-cell>
          <table:table-cell table:formula="of:=[.B45]*[.L45]" office:value-type="float" office:value="0.00485994288" calcext:value-type="float">
            <text:p>0.00485994288</text:p>
          </table:table-cell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970231" calcext:value-type="float">
            <text:p>0.00970231</text:p>
          </table:table-cell>
          <table:table-cell table:formula="of:=1-[.D46]" office:value-type="float" office:value="0.638298" calcext:value-type="float">
            <text:p>0.638298</text:p>
          </table:table-cell>
          <table:table-cell office:value-type="float" office:value="0.361702" calcext:value-type="float">
            <text:p>0.361702</text:p>
          </table:table-cell>
          <table:table-cell table:formula="of:=[.B46]*[.C46]" office:value-type="float" office:value="0.00619296506838" calcext:value-type="float">
            <text:p>0.00619296506838</text:p>
          </table:table-cell>
          <table:table-cell table:formula="of:=[.B46]*[.D46]" office:value-type="float" office:value="0.00350934493162" calcext:value-type="float">
            <text:p>0.003509344931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46]*[.J46]" office:value-type="float" office:value="0" calcext:value-type="float">
            <text:p>0</text:p>
          </table:table-cell>
          <table:table-cell office:value-type="float" office:value="0.1765" calcext:value-type="float">
            <text:p>0.1765</text:p>
          </table:table-cell>
          <table:table-cell table:formula="of:=[.B46]*[.L46]" office:value-type="float" office:value="0.001712457715" calcext:value-type="float">
            <text:p>0.001712457715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40:.B46])" office:value-type="float" office:value="0.99999964" calcext:value-type="float">
            <text:p>0.99999964</text:p>
          </table:table-cell>
          <table:table-cell table:number-columns-repeated="2"/>
          <table:table-cell table:style-name="ce53" table:formula="of:=SUM([.E40:.E46])" office:value-type="float" office:value="0.67681435519281" calcext:value-type="float">
            <text:p>0.67681435519281</text:p>
          </table:table-cell>
          <table:table-cell table:style-name="ce54" table:formula="of:=SUM([.F40:.F46])" office:value-type="float" office:value="0.32318528480719" calcext:value-type="float">
            <text:p>0.32318528480719</text:p>
          </table:table-cell>
          <table:table-cell table:formula="of:=SUM([.E47:.F47])" office:value-type="float" office:value="0.99999964" calcext:value-type="float">
            <text:p>0.99999964</text:p>
          </table:table-cell>
          <table:table-cell table:number-columns-repeated="3"/>
          <table:table-cell table:style-name="ce55" table:formula="of:=SUM([.K40:.K46])" office:value-type="float" office:value="0.31905547084" calcext:value-type="float">
            <text:p>0.31905547084</text:p>
          </table:table-cell>
          <table:table-cell/>
          <table:table-cell table:style-name="ce55" table:formula="of:=SUM([.M40:.M46])" office:value-type="float" office:value="0.063833880595" calcext:value-type="float">
            <text:p>0.063833880595</text:p>
          </table:table-cell>
        </table:table-row>
        <table:table-row table:style-name="ro1" table:number-rows-repeated="10">
          <table:table-cell table:number-columns-repeated="13"/>
        </table:table-row>
        <table:table-row table:style-name="ro1">
          <table:table-cell table:number-columns-repeated="3"/>
          <table:table-cell table:style-name="ce52"/>
          <table:table-cell table:number-columns-repeated="9"/>
        </table:table-row>
      </table:table>
      <table:table table:name="g2" table:style-name="ta1">
        <table:table-column table:style-name="co1" table:number-columns-repeated="9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CS_ratio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MH_ratio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321635" calcext:value-type="float">
            <text:p>0.0321635</text:p>
          </table:table-cell>
          <table:table-cell table:formula="of:=1-[.D4]" office:value-type="float" office:value="0.88848" calcext:value-type="float">
            <text:p>0.88848</text:p>
          </table:table-cell>
          <table:table-cell office:value-type="float" office:value="0.11152" calcext:value-type="float">
            <text:p>0.11152</text:p>
          </table:table-cell>
          <table:table-cell table:formula="of:=[.B4]*[.C4]" office:value-type="float" office:value="0.02857662648" calcext:value-type="float">
            <text:p>0.02857662648</text:p>
          </table:table-cell>
          <table:table-cell table:formula="of:=[.B4]*[.D4]" office:value-type="float" office:value="0.00358687352" calcext:value-type="float">
            <text:p>0.00358687352</text:p>
          </table:table-cell>
          <table:table-cell office:value-type="float" office:value="0.2308" calcext:value-type="float">
            <text:p>0.2308</text:p>
          </table:table-cell>
          <table:table-cell table:formula="of:=[.G4]*(1-[.E8])" office:value-type="float" office:value="0.0514583151398151" calcext:value-type="float">
            <text:p>0.051458315139815</text:p>
          </table:table-cell>
          <table:table-cell/>
          <table:table-cell office:value-type="float" office:value="0.3987" calcext:value-type="float">
            <text:p>0.3987</text:p>
          </table:table-cell>
          <table:table-cell table:formula="of:=[.B4]*[.J4]" office:value-type="float" office:value="0.01282358745" calcext:value-type="float">
            <text:p>0.01282358745</text:p>
          </table:table-cell>
          <table:table-cell office:value-type="float" office:value="0" calcext:value-type="float">
            <text:p>0</text:p>
          </table:table-cell>
          <table:table-cell table:formula="of:=[.B4]*[.L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953151" calcext:value-type="float">
            <text:p>0.953151</text:p>
          </table:table-cell>
          <table:table-cell table:formula="of:=1-[.D5]" office:value-type="float" office:value="0.77282" calcext:value-type="float">
            <text:p>0.77282</text:p>
          </table:table-cell>
          <table:table-cell office:value-type="float" office:value="0.22718" calcext:value-type="float">
            <text:p>0.22718</text:p>
          </table:table-cell>
          <table:table-cell table:formula="of:=[.B5]*[.C5]" office:value-type="float" office:value="0.73661415582" calcext:value-type="float">
            <text:p>0.73661415582</text:p>
          </table:table-cell>
          <table:table-cell table:formula="of:=[.B5]*[.D5]" office:value-type="float" office:value="0.21653684418" calcext:value-type="float">
            <text:p>0.21653684418</text:p>
          </table:table-cell>
          <table:table-cell table:number-columns-repeated="3"/>
          <table:table-cell office:value-type="float" office:value="0.7069" calcext:value-type="float">
            <text:p>0.7069</text:p>
          </table:table-cell>
          <table:table-cell table:formula="of:=[.B5]*[.J5]" office:value-type="float" office:value="0.6737824419" calcext:value-type="float">
            <text:p>0.6737824419</text:p>
          </table:table-cell>
          <table:table-cell office:value-type="float" office:value="0" calcext:value-type="float">
            <text:p>0</text:p>
          </table:table-cell>
          <table:table-cell table:formula="of:=[.B5]*[.L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0140525" calcext:value-type="float">
            <text:p>0.0140525</text:p>
          </table:table-cell>
          <table:table-cell table:formula="of:=1-[.D6]" office:value-type="float" office:value="0.810766" calcext:value-type="float">
            <text:p>0.810766</text:p>
          </table:table-cell>
          <table:table-cell office:value-type="float" office:value="0.189234" calcext:value-type="float">
            <text:p>0.189234</text:p>
          </table:table-cell>
          <table:table-cell table:formula="of:=[.B6]*[.C6]" office:value-type="float" office:value="0.011393289215" calcext:value-type="float">
            <text:p>0.011393289215</text:p>
          </table:table-cell>
          <table:table-cell table:formula="of:=[.B6]*[.D6]" office:value-type="float" office:value="0.002659210785" calcext:value-type="float">
            <text:p>0.002659210785</text:p>
          </table:table-cell>
          <table:table-cell table:number-columns-repeated="3"/>
          <table:table-cell office:value-type="float" office:value="0.857" calcext:value-type="float">
            <text:p>0.857</text:p>
          </table:table-cell>
          <table:table-cell table:formula="of:=[.B6]*[.J6]" office:value-type="float" office:value="0.0120429925" calcext:value-type="float">
            <text:p>0.0120429925</text:p>
          </table:table-cell>
          <table:table-cell office:value-type="float" office:value="0" calcext:value-type="float">
            <text:p>0</text:p>
          </table:table-cell>
          <table:table-cell table:formula="of:=[.B6]*[.L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00632694" calcext:value-type="float">
            <text:p>0.000632694</text:p>
          </table:table-cell>
          <table:table-cell table:formula="of:=1-[.D7]" office:value-type="float" office:value="0.726455" calcext:value-type="float">
            <text:p>0.726455</text:p>
          </table:table-cell>
          <table:table-cell office:value-type="float" office:value="0.273545" calcext:value-type="float">
            <text:p>0.273545</text:p>
          </table:table-cell>
          <table:table-cell table:formula="of:=[.B7]*[.C7]" office:value-type="float" office:value="0.00045962371977" calcext:value-type="float">
            <text:p>0.00045962371977</text:p>
          </table:table-cell>
          <table:table-cell table:formula="of:=[.B7]*[.D7]" office:value-type="float" office:value="0.00017307028023" calcext:value-type="float">
            <text:p>0.000173070280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7]*[.J7]" office:value-type="float" office:value="0" calcext:value-type="float">
            <text:p>0</text:p>
          </table:table-cell>
          <table:table-cell office:value-type="float" office:value="0.8407" calcext:value-type="float">
            <text:p>0.8407</text:p>
          </table:table-cell>
          <table:table-cell table:formula="of:=[.B7]*[.L7]" office:value-type="float" office:value="0.0005319058458" calcext:value-type="float">
            <text:p>0.0005319058458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4:.B7])" office:value-type="float" office:value="0.999999694" calcext:value-type="float">
            <text:p>0.999999694</text:p>
          </table:table-cell>
          <table:table-cell table:number-columns-repeated="2"/>
          <table:table-cell table:style-name="ce53" table:formula="of:=SUM([.E4:.E7])" office:value-type="float" office:value="0.77704369523477" calcext:value-type="float">
            <text:p>0.77704369523477</text:p>
          </table:table-cell>
          <table:table-cell table:style-name="ce54" table:formula="of:=SUM([.F4:.F7])" office:value-type="float" office:value="0.22295599876523" calcext:value-type="float">
            <text:p>0.22295599876523</text:p>
          </table:table-cell>
          <table:table-cell table:formula="of:=SUM([.E8:.F8])" office:value-type="float" office:value="0.999999694" calcext:value-type="float">
            <text:p>0.999999694</text:p>
          </table:table-cell>
          <table:table-cell table:number-columns-repeated="3"/>
          <table:table-cell table:style-name="ce55" table:formula="of:=SUM([.K4:.K7])" office:value-type="float" office:value="0.69864902185" calcext:value-type="float">
            <text:p>0.69864902185</text:p>
          </table:table-cell>
          <table:table-cell/>
          <table:table-cell table:style-name="ce55" table:formula="of:=SUM([.M4:.M7])" office:value-type="float" office:value="0.0005319058458" calcext:value-type="float">
            <text:p>0.000531905845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/>
          <table:table-cell office:value-type="string" calcext:value-type="string">
            <text:p>MultiHit</text:p>
          </table:table-cell>
          <table:table-cell/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229159" calcext:value-type="float">
            <text:p>0.229159</text:p>
          </table:table-cell>
          <table:table-cell table:formula="of:=1-[.D13]" office:value-type="float" office:value="0.886622" calcext:value-type="float">
            <text:p>0.886622</text:p>
          </table:table-cell>
          <table:table-cell office:value-type="float" office:value="0.113378" calcext:value-type="float">
            <text:p>0.113378</text:p>
          </table:table-cell>
          <table:table-cell table:formula="of:=[.B13]*[.C13]" office:value-type="float" office:value="0.203177410898" calcext:value-type="float">
            <text:p>0.203177410898</text:p>
          </table:table-cell>
          <table:table-cell table:formula="of:=[.B13]*[.D13]" office:value-type="float" office:value="0.025981589102" calcext:value-type="float">
            <text:p>0.025981589102</text:p>
          </table:table-cell>
          <table:table-cell office:value-type="float" office:value="0.1817" calcext:value-type="float">
            <text:p>0.1817</text:p>
          </table:table-cell>
          <table:table-cell table:formula="of:=[.G13]*(1-[.E17])" office:value-type="float" office:value="0.0274394102998865" calcext:value-type="float">
            <text:p>0.027439410299887</text:p>
          </table:table-cell>
          <table:table-cell/>
          <table:table-cell office:value-type="float" office:value="0.3959" calcext:value-type="float">
            <text:p>0.3959</text:p>
          </table:table-cell>
          <table:table-cell table:formula="of:=[.B13]*[.J13]" office:value-type="float" office:value="0.0907240481" calcext:value-type="float">
            <text:p>0.0907240481</text:p>
          </table:table-cell>
          <table:table-cell office:value-type="float" office:value="0" calcext:value-type="float">
            <text:p>0</text:p>
          </table:table-cell>
          <table:table-cell table:formula="of:=[.B13]*[.L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71222" calcext:value-type="float">
            <text:p>0.371222</text:p>
          </table:table-cell>
          <table:table-cell table:formula="of:=1-[.D14]" office:value-type="float" office:value="0.811073" calcext:value-type="float">
            <text:p>0.811073</text:p>
          </table:table-cell>
          <table:table-cell office:value-type="float" office:value="0.188927" calcext:value-type="float">
            <text:p>0.188927</text:p>
          </table:table-cell>
          <table:table-cell table:formula="of:=[.B14]*[.C14]" office:value-type="float" office:value="0.301088141206" calcext:value-type="float">
            <text:p>0.301088141206</text:p>
          </table:table-cell>
          <table:table-cell table:formula="of:=[.B14]*[.D14]" office:value-type="float" office:value="0.070133858794" calcext:value-type="float">
            <text:p>0.070133858794</text:p>
          </table:table-cell>
          <table:table-cell table:number-columns-repeated="3"/>
          <table:table-cell office:value-type="float" office:value="0.9433" calcext:value-type="float">
            <text:p>0.9433</text:p>
          </table:table-cell>
          <table:table-cell table:formula="of:=[.B14]*[.J14]" office:value-type="float" office:value="0.3501737126" calcext:value-type="float">
            <text:p>0.3501737126</text:p>
          </table:table-cell>
          <table:table-cell office:value-type="float" office:value="0" calcext:value-type="float">
            <text:p>0</text:p>
          </table:table-cell>
          <table:table-cell table:formula="of:=[.B14]*[.L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9291" calcext:value-type="float">
            <text:p>0.29291</text:p>
          </table:table-cell>
          <table:table-cell table:formula="of:=1-[.D15]" office:value-type="float" office:value="0.859896" calcext:value-type="float">
            <text:p>0.859896</text:p>
          </table:table-cell>
          <table:table-cell office:value-type="float" office:value="0.140104" calcext:value-type="float">
            <text:p>0.140104</text:p>
          </table:table-cell>
          <table:table-cell table:formula="of:=[.B15]*[.C15]" office:value-type="float" office:value="0.25187213736" calcext:value-type="float">
            <text:p>0.25187213736</text:p>
          </table:table-cell>
          <table:table-cell table:formula="of:=[.B15]*[.D15]" office:value-type="float" office:value="0.04103786264" calcext:value-type="float">
            <text:p>0.04103786264</text:p>
          </table:table-cell>
          <table:table-cell table:number-columns-repeated="3"/>
          <table:table-cell office:value-type="float" office:value="0.8832" calcext:value-type="float">
            <text:p>0.8832</text:p>
          </table:table-cell>
          <table:table-cell table:formula="of:=[.B15]*[.J15]" office:value-type="float" office:value="0.258698112" calcext:value-type="float">
            <text:p>0.258698112</text:p>
          </table:table-cell>
          <table:table-cell office:value-type="float" office:value="0" calcext:value-type="float">
            <text:p>0</text:p>
          </table:table-cell>
          <table:table-cell table:formula="of:=[.B15]*[.L15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06709" calcext:value-type="float">
            <text:p>0.106709</text:p>
          </table:table-cell>
          <table:table-cell table:formula="of:=1-[.D16]" office:value-type="float" office:value="0.870099" calcext:value-type="float">
            <text:p>0.870099</text:p>
          </table:table-cell>
          <table:table-cell office:value-type="float" office:value="0.129901" calcext:value-type="float">
            <text:p>0.129901</text:p>
          </table:table-cell>
          <table:table-cell table:formula="of:=[.B16]*[.C16]" office:value-type="float" office:value="0.092847394191" calcext:value-type="float">
            <text:p>0.092847394191</text:p>
          </table:table-cell>
          <table:table-cell table:formula="of:=[.B16]*[.D16]" office:value-type="float" office:value="0.013861605809" calcext:value-type="float">
            <text:p>0.01386160580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B16]*[.J16]" office:value-type="float" office:value="0" calcext:value-type="float">
            <text:p>0</text:p>
          </table:table-cell>
          <table:table-cell office:value-type="float" office:value="0.311" calcext:value-type="float">
            <text:p>0.311</text:p>
          </table:table-cell>
          <table:table-cell table:formula="of:=[.B16]*[.L16]" office:value-type="float" office:value="0.033186499" calcext:value-type="float">
            <text:p>0.03318649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13:.B16])" office:value-type="float" office:value="1" calcext:value-type="float">
            <text:p>1</text:p>
          </table:table-cell>
          <table:table-cell table:number-columns-repeated="2"/>
          <table:table-cell table:style-name="ce53" table:formula="of:=SUM([.E13:.E16])" office:value-type="float" office:value="0.848985083655" calcext:value-type="float">
            <text:p>0.848985083655</text:p>
          </table:table-cell>
          <table:table-cell table:style-name="ce54" table:formula="of:=SUM([.F13:.F16])" office:value-type="float" office:value="0.151014916345" calcext:value-type="float">
            <text:p>0.151014916345</text:p>
          </table:table-cell>
          <table:table-cell table:formula="of:=SUM([.E17:.F17])" office:value-type="float" office:value="1" calcext:value-type="float">
            <text:p>1</text:p>
          </table:table-cell>
          <table:table-cell table:number-columns-repeated="3"/>
          <table:table-cell table:style-name="ce55" table:formula="of:=SUM([.K13:.K16])" office:value-type="float" office:value="0.6995958727" calcext:value-type="float">
            <text:p>0.6995958727</text:p>
          </table:table-cell>
          <table:table-cell/>
          <table:table-cell table:style-name="ce55" table:formula="of:=SUM([.M13:.M16])" office:value-type="float" office:value="0.033186499" calcext:value-type="float">
            <text:p>0.033186499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/>
          <table:table-cell office:value-type="string" calcext:value-type="string">
            <text:p>MultiHit</text:p>
          </table:table-cell>
          <table:table-cell/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741976" calcext:value-type="float">
            <text:p>0.0741976</text:p>
          </table:table-cell>
          <table:table-cell table:formula="of:=1-[.D22]" office:value-type="float" office:value="0.819421" calcext:value-type="float">
            <text:p>0.819421</text:p>
          </table:table-cell>
          <table:table-cell office:value-type="float" office:value="0.180579" calcext:value-type="float">
            <text:p>0.180579</text:p>
          </table:table-cell>
          <table:table-cell table:formula="of:=[.B22]*[.C22]" office:value-type="float" office:value="0.0607990715896" calcext:value-type="float">
            <text:p>0.0607990715896</text:p>
          </table:table-cell>
          <table:table-cell table:formula="of:=[.B22]*[.D22]" office:value-type="float" office:value="0.0133985284104" calcext:value-type="float">
            <text:p>0.0133985284104</text:p>
          </table:table-cell>
          <table:table-cell office:value-type="float" office:value="0.1416" calcext:value-type="float">
            <text:p>0.1416</text:p>
          </table:table-cell>
          <table:table-cell table:formula="of:=[.G22]*(1-[.E26])" office:value-type="float" office:value="0.0313912084605542" calcext:value-type="float">
            <text:p>0.031391208460554</text:p>
          </table:table-cell>
          <table:table-cell/>
          <table:table-cell office:value-type="float" office:value="0.4468" calcext:value-type="float">
            <text:p>0.4468</text:p>
          </table:table-cell>
          <table:table-cell table:formula="of:=[.B22]*[.J22]" office:value-type="float" office:value="0.03315148768" calcext:value-type="float">
            <text:p>0.03315148768</text:p>
          </table:table-cell>
          <table:table-cell office:value-type="float" office:value="0" calcext:value-type="float">
            <text:p>0</text:p>
          </table:table-cell>
          <table:table-cell table:formula="of:=[.B22]*[.L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660554" calcext:value-type="float">
            <text:p>0.660554</text:p>
          </table:table-cell>
          <table:table-cell table:formula="of:=1-[.D23]" office:value-type="float" office:value="0.756885" calcext:value-type="float">
            <text:p>0.756885</text:p>
          </table:table-cell>
          <table:table-cell office:value-type="float" office:value="0.243115" calcext:value-type="float">
            <text:p>0.243115</text:p>
          </table:table-cell>
          <table:table-cell table:formula="of:=[.B23]*[.C23]" office:value-type="float" office:value="0.49996341429" calcext:value-type="float">
            <text:p>0.49996341429</text:p>
          </table:table-cell>
          <table:table-cell table:formula="of:=[.B23]*[.D23]" office:value-type="float" office:value="0.16059058571" calcext:value-type="float">
            <text:p>0.16059058571</text:p>
          </table:table-cell>
          <table:table-cell table:number-columns-repeated="3"/>
          <table:table-cell office:value-type="float" office:value="0.8047" calcext:value-type="float">
            <text:p>0.8047</text:p>
          </table:table-cell>
          <table:table-cell table:formula="of:=[.B23]*[.J23]" office:value-type="float" office:value="0.5315478038" calcext:value-type="float">
            <text:p>0.5315478038</text:p>
          </table:table-cell>
          <table:table-cell office:value-type="float" office:value="0" calcext:value-type="float">
            <text:p>0</text:p>
          </table:table-cell>
          <table:table-cell table:formula="of:=[.B23]*[.L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46549" calcext:value-type="float">
            <text:p>0.246549</text:p>
          </table:table-cell>
          <table:table-cell table:formula="of:=1-[.D24]" office:value-type="float" office:value="0.816966" calcext:value-type="float">
            <text:p>0.816966</text:p>
          </table:table-cell>
          <table:table-cell office:value-type="float" office:value="0.183034" calcext:value-type="float">
            <text:p>0.183034</text:p>
          </table:table-cell>
          <table:table-cell table:formula="of:=[.B24]*[.C24]" office:value-type="float" office:value="0.201422150334" calcext:value-type="float">
            <text:p>0.201422150334</text:p>
          </table:table-cell>
          <table:table-cell table:formula="of:=[.B24]*[.D24]" office:value-type="float" office:value="0.045126849666" calcext:value-type="float">
            <text:p>0.045126849666</text:p>
          </table:table-cell>
          <table:table-cell table:number-columns-repeated="3"/>
          <table:table-cell office:value-type="float" office:value="0.8639" calcext:value-type="float">
            <text:p>0.8639</text:p>
          </table:table-cell>
          <table:table-cell table:formula="of:=[.B24]*[.J24]" office:value-type="float" office:value="0.2129936811" calcext:value-type="float">
            <text:p>0.2129936811</text:p>
          </table:table-cell>
          <table:table-cell office:value-type="float" office:value="0" calcext:value-type="float">
            <text:p>0</text:p>
          </table:table-cell>
          <table:table-cell table:formula="of:=[.B24]*[.L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87" calcext:value-type="float">
            <text:p>0.0187</text:p>
          </table:table-cell>
          <table:table-cell table:formula="of:=1-[.D25]" office:value-type="float" office:value="0.862355" calcext:value-type="float">
            <text:p>0.862355</text:p>
          </table:table-cell>
          <table:table-cell office:value-type="float" office:value="0.137645" calcext:value-type="float">
            <text:p>0.137645</text:p>
          </table:table-cell>
          <table:table-cell table:formula="of:=[.B25]*[.C25]" office:value-type="float" office:value="0.0161260385" calcext:value-type="float">
            <text:p>0.0161260385</text:p>
          </table:table-cell>
          <table:table-cell table:formula="of:=[.B25]*[.D25]" office:value-type="float" office:value="0.0025739615" calcext:value-type="float">
            <text:p>0.0025739615</text:p>
          </table:table-cell>
          <table:table-cell table:number-columns-repeated="3"/>
          <table:table-cell office:value-type="float" office:value="0.0004" calcext:value-type="float">
            <text:p>0.0004</text:p>
          </table:table-cell>
          <table:table-cell table:formula="of:=[.B25]*[.J25]" office:value-type="float" office:value="0.00000748" calcext:value-type="float">
            <text:p>7.48E-06</text:p>
          </table:table-cell>
          <table:table-cell office:value-type="float" office:value="0.4898" calcext:value-type="float">
            <text:p>0.4898</text:p>
          </table:table-cell>
          <table:table-cell table:formula="of:=[.B25]*[.L25]" office:value-type="float" office:value="0.00915926" calcext:value-type="float">
            <text:p>0.00915926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22:.B25])" office:value-type="float" office:value="1.0000006" calcext:value-type="float">
            <text:p>1.0000006</text:p>
          </table:table-cell>
          <table:table-cell table:number-columns-repeated="2"/>
          <table:table-cell table:style-name="ce53" table:formula="of:=SUM([.E22:.E25])" office:value-type="float" office:value="0.7783106747136" calcext:value-type="float">
            <text:p>0.7783106747136</text:p>
          </table:table-cell>
          <table:table-cell table:style-name="ce54" table:formula="of:=SUM([.F22:.F25])" office:value-type="float" office:value="0.2216899252864" calcext:value-type="float">
            <text:p>0.2216899252864</text:p>
          </table:table-cell>
          <table:table-cell table:formula="of:=SUM([.E26:.F26])" office:value-type="float" office:value="1.0000006" calcext:value-type="float">
            <text:p>1.0000006</text:p>
          </table:table-cell>
          <table:table-cell table:number-columns-repeated="3"/>
          <table:table-cell table:style-name="ce55" table:formula="of:=SUM([.K22:.K25])" office:value-type="float" office:value="0.77770045258" calcext:value-type="float">
            <text:p>0.77770045258</text:p>
          </table:table-cell>
          <table:table-cell/>
          <table:table-cell table:style-name="ce55" table:formula="of:=SUM([.M22:.M25])" office:value-type="float" office:value="0.00915926" calcext:value-type="float">
            <text:p>0.00915926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/>
          <table:table-cell office:value-type="string" calcext:value-type="string">
            <text:p>MultiHit</text:p>
          </table:table-cell>
          <table:table-cell/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387611" calcext:value-type="float">
            <text:p>0.387611</text:p>
          </table:table-cell>
          <table:table-cell table:formula="of:=1-[.D31]" office:value-type="float" office:value="0.840342" calcext:value-type="float">
            <text:p>0.840342</text:p>
          </table:table-cell>
          <table:table-cell office:value-type="float" office:value="0.159658" calcext:value-type="float">
            <text:p>0.159658</text:p>
          </table:table-cell>
          <table:table-cell table:formula="of:=[.B31]*[.C31]" office:value-type="float" office:value="0.325725802962" calcext:value-type="float">
            <text:p>0.325725802962</text:p>
          </table:table-cell>
          <table:table-cell table:formula="of:=[.B31]*[.D31]" office:value-type="float" office:value="0.061885197038" calcext:value-type="float">
            <text:p>0.061885197038</text:p>
          </table:table-cell>
          <table:table-cell office:value-type="float" office:value="0.1837" calcext:value-type="float">
            <text:p>0.1837</text:p>
          </table:table-cell>
          <table:table-cell table:formula="of:=[.G31]*(1-[.E35])" office:value-type="float" office:value="0.0439924568755441" calcext:value-type="float">
            <text:p>0.043992456875544</text:p>
          </table:table-cell>
          <table:table-cell/>
          <table:table-cell office:value-type="float" office:value="0.6629" calcext:value-type="float">
            <text:p>0.6629</text:p>
          </table:table-cell>
          <table:table-cell table:formula="of:=[.B31]*[.J31]" office:value-type="float" office:value="0.2569473319" calcext:value-type="float">
            <text:p>0.2569473319</text:p>
          </table:table-cell>
          <table:table-cell office:value-type="float" office:value="0" calcext:value-type="float">
            <text:p>0</text:p>
          </table:table-cell>
          <table:table-cell table:formula="of:=[.B31]*[.L3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81391" calcext:value-type="float">
            <text:p>0.381391</text:p>
          </table:table-cell>
          <table:table-cell table:formula="of:=1-[.D32]" office:value-type="float" office:value="0.682017" calcext:value-type="float">
            <text:p>0.682017</text:p>
          </table:table-cell>
          <table:table-cell office:value-type="float" office:value="0.317983" calcext:value-type="float">
            <text:p>0.317983</text:p>
          </table:table-cell>
          <table:table-cell table:formula="of:=[.B32]*[.C32]" office:value-type="float" office:value="0.260115145647" calcext:value-type="float">
            <text:p>0.260115145647</text:p>
          </table:table-cell>
          <table:table-cell table:formula="of:=[.B32]*[.D32]" office:value-type="float" office:value="0.121275854353" calcext:value-type="float">
            <text:p>0.121275854353</text:p>
          </table:table-cell>
          <table:table-cell table:number-columns-repeated="3"/>
          <table:table-cell office:value-type="float" office:value="0.5776" calcext:value-type="float">
            <text:p>0.5776</text:p>
          </table:table-cell>
          <table:table-cell table:formula="of:=[.B32]*[.J32]" office:value-type="float" office:value="0.2202914416" calcext:value-type="float">
            <text:p>0.2202914416</text:p>
          </table:table-cell>
          <table:table-cell office:value-type="float" office:value="0" calcext:value-type="float">
            <text:p>0</text:p>
          </table:table-cell>
          <table:table-cell table:formula="of:=[.B32]*[.L3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107215" calcext:value-type="float">
            <text:p>0.107215</text:p>
          </table:table-cell>
          <table:table-cell table:formula="of:=1-[.D33]" office:value-type="float" office:value="0.767574" calcext:value-type="float">
            <text:p>0.767574</text:p>
          </table:table-cell>
          <table:table-cell office:value-type="float" office:value="0.232426" calcext:value-type="float">
            <text:p>0.232426</text:p>
          </table:table-cell>
          <table:table-cell table:formula="of:=[.B33]*[.C33]" office:value-type="float" office:value="0.08229544641" calcext:value-type="float">
            <text:p>0.08229544641</text:p>
          </table:table-cell>
          <table:table-cell table:formula="of:=[.B33]*[.D33]" office:value-type="float" office:value="0.02491955359" calcext:value-type="float">
            <text:p>0.02491955359</text:p>
          </table:table-cell>
          <table:table-cell table:number-columns-repeated="3"/>
          <table:table-cell office:value-type="float" office:value="0.8251" calcext:value-type="float">
            <text:p>0.8251</text:p>
          </table:table-cell>
          <table:table-cell table:formula="of:=[.B33]*[.J33]" office:value-type="float" office:value="0.0884630965" calcext:value-type="float">
            <text:p>0.0884630965</text:p>
          </table:table-cell>
          <table:table-cell office:value-type="float" office:value="0" calcext:value-type="float">
            <text:p>0</text:p>
          </table:table-cell>
          <table:table-cell table:formula="of:=[.B33]*[.L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23783" calcext:value-type="float">
            <text:p>0.123783</text:p>
          </table:table-cell>
          <table:table-cell table:formula="of:=1-[.D34]" office:value-type="float" office:value="0.746336" calcext:value-type="float">
            <text:p>0.746336</text:p>
          </table:table-cell>
          <table:table-cell office:value-type="float" office:value="0.253664" calcext:value-type="float">
            <text:p>0.253664</text:p>
          </table:table-cell>
          <table:table-cell table:formula="of:=[.B34]*[.C34]" office:value-type="float" office:value="0.092383709088" calcext:value-type="float">
            <text:p>0.092383709088</text:p>
          </table:table-cell>
          <table:table-cell table:formula="of:=[.B34]*[.D34]" office:value-type="float" office:value="0.031399290912" calcext:value-type="float">
            <text:p>0.031399290912</text:p>
          </table:table-cell>
          <table:table-cell table:number-columns-repeated="3"/>
          <table:table-cell office:value-type="float" office:value="0.001" calcext:value-type="float">
            <text:p>0.001</text:p>
          </table:table-cell>
          <table:table-cell table:formula="of:=[.B34]*[.J34]" office:value-type="float" office:value="0.000123783" calcext:value-type="float">
            <text:p>0.000123783</text:p>
          </table:table-cell>
          <table:table-cell office:value-type="float" office:value="0.123" calcext:value-type="float">
            <text:p>0.123</text:p>
          </table:table-cell>
          <table:table-cell table:formula="of:=[.B34]*[.L34]" office:value-type="float" office:value="0.015225309" calcext:value-type="float">
            <text:p>0.01522530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style-name="ce51" table:formula="of:=SUM([.B31:.B34])" office:value-type="float" office:value="1" calcext:value-type="float">
            <text:p>1</text:p>
          </table:table-cell>
          <table:table-cell table:number-columns-repeated="2"/>
          <table:table-cell table:style-name="ce53" table:formula="of:=SUM([.E31:.E34])" office:value-type="float" office:value="0.760520104107" calcext:value-type="float">
            <text:p>0.760520104107</text:p>
          </table:table-cell>
          <table:table-cell table:style-name="ce54" table:formula="of:=SUM([.F31:.F34])" office:value-type="float" office:value="0.239479895893" calcext:value-type="float">
            <text:p>0.239479895893</text:p>
          </table:table-cell>
          <table:table-cell table:formula="of:=SUM([.E35:.F35])" office:value-type="float" office:value="1" calcext:value-type="float">
            <text:p>1</text:p>
          </table:table-cell>
          <table:table-cell table:number-columns-repeated="3"/>
          <table:table-cell table:style-name="ce55" table:formula="of:=SUM([.K31:.K34])" office:value-type="float" office:value="0.565825653" calcext:value-type="float">
            <text:p>0.565825653</text:p>
          </table:table-cell>
          <table:table-cell/>
          <table:table-cell table:style-name="ce55" table:formula="of:=SUM([.M31:.M34])" office:value-type="float" office:value="0.015225309" calcext:value-type="float">
            <text:p>0.015225309</text:p>
          </table:table-cell>
        </table:table-row>
        <table:table-row table:style-name="ro1" table:number-rows-repeated="12">
          <table:table-cell table:number-columns-repeated="13"/>
        </table:table-row>
        <table:table-row table:style-name="ro1">
          <table:table-cell table:number-columns-repeated="3"/>
          <table:table-cell table:style-name="ce52"/>
          <table:table-cell table:number-columns-repeated="9"/>
        </table:table-row>
      </table:table>
      <table:table table:name="g1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47" calcext:value-type="float">
            <text:p>0.6347</text:p>
          </table:table-cell>
          <table:table-cell table:formula="of:=1-[.C4]" office:value-type="float" office:value="0.787773" calcext:value-type="float">
            <text:p>0.787773</text:p>
          </table:table-cell>
          <table:table-cell office:value-type="float" office:value="0.212227" calcext:value-type="float">
            <text:p>0.212227</text:p>
          </table:table-cell>
          <table:table-cell table:style-name="ce53" table:formula="of:=[.A4]*[.B4]" office:value-type="float" office:value="0.4999995231" calcext:value-type="float">
            <text:p>0.4999995231</text:p>
          </table:table-cell>
          <table:table-cell table:style-name="ce51" table:formula="of:=[.A4]*[.C4]" office:value-type="float" office:value="0.1347004769" calcext:value-type="float">
            <text:p>0.13470047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888" calcext:value-type="float">
            <text:p>0.6888</text:p>
          </table:table-cell>
          <table:table-cell table:formula="of:=1-[.C9]" office:value-type="float" office:value="0.845635" calcext:value-type="float">
            <text:p>0.845635</text:p>
          </table:table-cell>
          <table:table-cell office:value-type="float" office:value="0.154365" calcext:value-type="float">
            <text:p>0.154365</text:p>
          </table:table-cell>
          <table:table-cell table:style-name="ce53" table:formula="of:=[.A9]*[.B9]" office:value-type="float" office:value="0.582473388" calcext:value-type="float">
            <text:p>0.582473388</text:p>
          </table:table-cell>
          <table:table-cell table:style-name="ce51" table:formula="of:=[.A9]*[.C9]" office:value-type="float" office:value="0.106326612" calcext:value-type="float">
            <text:p>0.1063266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721" calcext:value-type="float">
            <text:p>0.7721</text:p>
          </table:table-cell>
          <table:table-cell table:formula="of:=1-[.C14]" office:value-type="float" office:value="0.807565" calcext:value-type="float">
            <text:p>0.807565</text:p>
          </table:table-cell>
          <table:table-cell office:value-type="float" office:value="0.192435" calcext:value-type="float">
            <text:p>0.192435</text:p>
          </table:table-cell>
          <table:table-cell table:style-name="ce53" table:formula="of:=[.A14]*[.B14]" office:value-type="float" office:value="0.6235209365" calcext:value-type="float">
            <text:p>0.6235209365</text:p>
          </table:table-cell>
          <table:table-cell table:style-name="ce51" table:formula="of:=[.A14]*[.C14]" office:value-type="float" office:value="0.1485790635" calcext:value-type="float">
            <text:p>0.148579063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001" calcext:value-type="float">
            <text:p>0.7001</text:p>
          </table:table-cell>
          <table:table-cell table:formula="of:=1-[.C19]" office:value-type="float" office:value="0.724467" calcext:value-type="float">
            <text:p>0.724467</text:p>
          </table:table-cell>
          <table:table-cell office:value-type="float" office:value="0.275533" calcext:value-type="float">
            <text:p>0.275533</text:p>
          </table:table-cell>
          <table:table-cell table:style-name="ce53" table:formula="of:=[.A19]*[.B19]" office:value-type="float" office:value="0.5071993467" calcext:value-type="float">
            <text:p>0.5071993467</text:p>
          </table:table-cell>
          <table:table-cell table:style-name="ce51" table:formula="of:=[.A19]*[.C19]" office:value-type="float" office:value="0.1929006533" calcext:value-type="float">
            <text:p>0.1929006533</text:p>
          </table:table-cell>
        </table:table-row>
      </table:table>
      <table:table table:name="汇总" table:style-name="ta1">
        <table:table-column table:style-name="co1" table:number-columns-repeated="2" table:default-cell-style-name="ce56"/>
        <table:table-column table:style-name="co9" table:default-cell-style-name="ce56"/>
        <table:table-column table:style-name="co10" table:default-cell-style-name="ce56"/>
        <table:table-column table:style-name="co11" table:default-cell-style-name="ce56"/>
        <table:table-column table:style-name="co12" table:default-cell-style-name="ce56"/>
        <table:table-column table:style-name="co13" table:default-cell-style-name="ce56"/>
        <table:table-column table:style-name="co14" table:default-cell-style-name="ce56"/>
        <table:table-column table:style-name="co3" table:default-cell-style-name="ce56"/>
        <table:table-column table:style-name="co1" table:number-columns-repeated="1015" table:default-cell-style-name="ce56"/>
        <table:table-row table:style-name="ro1">
          <table:table-cell/>
          <table:table-cell table:style-name="ce57" office:value-type="string" calcext:value-type="string">
            <text:p>SSD1</text:p>
          </table:table-cell>
          <table:table-cell table:style-name="ce57"/>
          <table:table-cell table:style-name="ce62" office:value-type="string" calcext:value-type="string">
            <text:p>SSD2</text:p>
          </table:table-cell>
          <table:table-cell table:style-name="ce62"/>
          <table:table-cell table:style-name="ce68" office:value-type="string" calcext:value-type="string">
            <text:p>SSD3</text:p>
          </table:table-cell>
          <table:table-cell table:style-name="ce68"/>
          <table:table-cell table:style-name="ce72" office:value-type="string" calcext:value-type="string">
            <text:p>SSD4</text:p>
          </table:table-cell>
          <table:table-cell table:style-name="ce72"/>
          <table:table-cell table:number-columns-repeated="1015"/>
        </table:table-row>
        <table:table-row table:style-name="ro1">
          <table:table-cell/>
          <table:table-cell table:style-name="ce57" office:value-type="string" calcext:value-type="string">
            <text:p>ratio</text:p>
          </table:table-cell>
          <table:table-cell table:style-name="ce57" office:value-type="string" calcext:value-type="string">
            <text:p>lost</text:p>
          </table:table-cell>
          <table:table-cell table:style-name="ce62" office:value-type="string" calcext:value-type="string">
            <text:p>ratio</text:p>
          </table:table-cell>
          <table:table-cell table:style-name="ce62" office:value-type="string" calcext:value-type="string">
            <text:p>lost</text:p>
          </table:table-cell>
          <table:table-cell table:style-name="ce68" office:value-type="string" calcext:value-type="string">
            <text:p>ratio</text:p>
          </table:table-cell>
          <table:table-cell table:style-name="ce68" office:value-type="string" calcext:value-type="string">
            <text:p>lost</text:p>
          </table:table-cell>
          <table:table-cell table:style-name="ce72" office:value-type="string" calcext:value-type="string">
            <text:p>ratio</text:p>
          </table:table-cell>
          <table:table-cell table:style-name="ce72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57" office:value-type="float" office:value="0.634723" calcext:value-type="float">
            <text:p>0.634723</text:p>
          </table:table-cell>
          <table:table-cell table:style-name="ce57" office:value-type="float" office:value="0.2122" calcext:value-type="float">
            <text:p>0.2122</text:p>
          </table:table-cell>
          <table:table-cell table:style-name="ce62" office:value-type="float" office:value="0.688775" calcext:value-type="float">
            <text:p>0.688775</text:p>
          </table:table-cell>
          <table:table-cell table:style-name="ce62" office:value-type="float" office:value="0.1544" calcext:value-type="float">
            <text:p>0.1544</text:p>
          </table:table-cell>
          <table:table-cell table:style-name="ce68" office:value-type="float" office:value="0.772116" calcext:value-type="float">
            <text:p>0.772116</text:p>
          </table:table-cell>
          <table:table-cell table:style-name="ce68" office:value-type="float" office:value="0.1924" calcext:value-type="float">
            <text:p>0.1924</text:p>
          </table:table-cell>
          <table:table-cell table:style-name="ce72" office:value-type="float" office:value="0.700129" calcext:value-type="float">
            <text:p>0.700129</text:p>
          </table:table-cell>
          <table:table-cell table:style-name="ce72" office:value-type="float" office:value="0.2755" calcext:value-type="float">
            <text:p>0.27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57" office:value-type="float" office:value="0.230756" calcext:value-type="float">
            <text:p>0.230756</text:p>
          </table:table-cell>
          <table:table-cell table:style-name="ce57" table:formula="of:=1-0.777" office:value-type="float" office:value="0.223" calcext:value-type="float">
            <text:p>0.223</text:p>
          </table:table-cell>
          <table:table-cell table:style-name="ce62" office:value-type="float" office:value="0.181711" calcext:value-type="float">
            <text:p>0.181711</text:p>
          </table:table-cell>
          <table:table-cell table:style-name="ce62" table:formula="of:=1-0.849" office:value-type="float" office:value="0.151" calcext:value-type="float">
            <text:p>0.151</text:p>
          </table:table-cell>
          <table:table-cell table:style-name="ce68" office:value-type="float" office:value="0.141562" calcext:value-type="float">
            <text:p>0.141562</text:p>
          </table:table-cell>
          <table:table-cell table:style-name="ce68" table:formula="of:=1-0.7783" office:value-type="float" office:value="0.2217" calcext:value-type="float">
            <text:p>0.2217</text:p>
          </table:table-cell>
          <table:table-cell table:style-name="ce72" office:value-type="float" office:value="0.183699" calcext:value-type="float">
            <text:p>0.183699</text:p>
          </table:table-cell>
          <table:table-cell table:style-name="ce72" table:formula="of:=1-0.7605" office:value-type="float" office:value="0.2395" calcext:value-type="float">
            <text:p>0.23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57" office:value-type="float" office:value="0.0175996" calcext:value-type="float">
            <text:p>0.0175996</text:p>
          </table:table-cell>
          <table:table-cell table:style-name="ce57" table:formula="of:=1-0.7703" office:value-type="float" office:value="0.2297" calcext:value-type="float">
            <text:p>0.2297</text:p>
          </table:table-cell>
          <table:table-cell table:style-name="ce62" office:value-type="float" office:value="0.0110246" calcext:value-type="float">
            <text:p>0.0110246</text:p>
          </table:table-cell>
          <table:table-cell table:style-name="ce62" table:formula="of:=1-0.7776" office:value-type="float" office:value="0.2224" calcext:value-type="float">
            <text:p>0.2224</text:p>
          </table:table-cell>
          <table:table-cell table:style-name="ce68" office:value-type="float" office:value="0.00678123" calcext:value-type="float">
            <text:p>0.00678123</text:p>
          </table:table-cell>
          <table:table-cell table:style-name="ce68" table:formula="of:=1-0.6722" office:value-type="float" office:value="0.3278" calcext:value-type="float">
            <text:p>0.3278</text:p>
          </table:table-cell>
          <table:table-cell table:style-name="ce72" office:value-type="float" office:value="0.0221686" calcext:value-type="float">
            <text:p>0.0221686</text:p>
          </table:table-cell>
          <table:table-cell table:style-name="ce72" table:formula="of:=1-0.6768" office:value-type="float" office:value="0.3232" calcext:value-type="float">
            <text:p>0.3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57" office:value-type="float" office:value="0.0692146" calcext:value-type="float">
            <text:p>0.0692146</text:p>
          </table:table-cell>
          <table:table-cell table:style-name="ce57" table:formula="of:=1-0.8531" office:value-type="float" office:value="0.1469" calcext:value-type="float">
            <text:p>0.1469</text:p>
          </table:table-cell>
          <table:table-cell table:style-name="ce62" office:value-type="float" office:value="0.0748497" calcext:value-type="float">
            <text:p>0.0748497</text:p>
          </table:table-cell>
          <table:table-cell table:style-name="ce62" table:formula="of:=1-0.8683" office:value-type="float" office:value="0.1317" calcext:value-type="float">
            <text:p>0.1317</text:p>
          </table:table-cell>
          <table:table-cell table:style-name="ce68" office:value-type="float" office:value="0.0557566" calcext:value-type="float">
            <text:p>0.0557566</text:p>
          </table:table-cell>
          <table:table-cell table:style-name="ce68" table:formula="of:=1-0.8608" office:value-type="float" office:value="0.1392" calcext:value-type="float">
            <text:p>0.1392</text:p>
          </table:table-cell>
          <table:table-cell table:style-name="ce72" office:value-type="float" office:value="0.0569986" calcext:value-type="float">
            <text:p>0.0569986</text:p>
          </table:table-cell>
          <table:table-cell table:style-name="ce72" table:formula="of:=1-0.766" office:value-type="float" office:value="0.234" calcext:value-type="float">
            <text:p>0.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57" office:value-type="float" office:value="0.0252315" calcext:value-type="float">
            <text:p>0.0252315</text:p>
          </table:table-cell>
          <table:table-cell table:style-name="ce57" table:formula="of:=1-0.8032" office:value-type="float" office:value="0.1968" calcext:value-type="float">
            <text:p>0.1968</text:p>
          </table:table-cell>
          <table:table-cell table:style-name="ce62" office:value-type="float" office:value="0.0222587" calcext:value-type="float">
            <text:p>0.0222587</text:p>
          </table:table-cell>
          <table:table-cell table:style-name="ce62" table:formula="of:=1-0.826" office:value-type="float" office:value="0.174" calcext:value-type="float">
            <text:p>0.174</text:p>
          </table:table-cell>
          <table:table-cell table:style-name="ce68" office:value-type="float" office:value="0.0122732" calcext:value-type="float">
            <text:p>0.0122732</text:p>
          </table:table-cell>
          <table:table-cell table:style-name="ce68" table:formula="of:=1-0.784" office:value-type="float" office:value="0.216" calcext:value-type="float">
            <text:p>0.216</text:p>
          </table:table-cell>
          <table:table-cell table:style-name="ce72" office:value-type="float" office:value="0.0195494" calcext:value-type="float">
            <text:p>0.0195494</text:p>
          </table:table-cell>
          <table:table-cell table:style-name="ce72" table:formula="of:=1-0.6712" office:value-type="float" office:value="0.3288" calcext:value-type="float">
            <text:p>0.3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58" table:formula="of:=SUM([.B3:.B7])" office:value-type="float" office:value="0.9775247" calcext:value-type="float">
            <text:p>0.9775247</text:p>
          </table:table-cell>
          <table:table-cell table:style-name="ce57"/>
          <table:table-cell table:style-name="ce63" table:formula="of:=SUM([.D3:.D7])" office:value-type="float" office:value="0.978619" calcext:value-type="float">
            <text:p>0.978619</text:p>
          </table:table-cell>
          <table:table-cell table:style-name="ce62"/>
          <table:table-cell table:style-name="ce69" table:formula="of:=SUM([.F3:.F7])" office:value-type="float" office:value="0.98848903" calcext:value-type="float">
            <text:p>0.98848903</text:p>
          </table:table-cell>
          <table:table-cell table:style-name="ce68"/>
          <table:table-cell table:style-name="ce73" table:formula="of:=SUM([.H3:.H7])" office:value-type="float" office:value="0.9825446" calcext:value-type="float">
            <text:p>0.9825446</text:p>
          </table:table-cell>
          <table:table-cell table:style-name="ce72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59" table:formula="of:=SUM([.B3]*[.C3]+[.B4]*[.C4]+[.B5]*[.C5]+[.B6]*[.C6]+[.B7]*[.C7])" office:value-type="float" office:value="0.20532262066" calcext:value-type="float" table:number-columns-spanned="2" table:number-rows-spanned="1">
            <text:p>0.20532262066</text:p>
          </table:table-cell>
          <table:covered-table-cell table:style-name="ce58"/>
          <table:table-cell table:style-name="ce64" table:formula="of:=SUM([.D3]*[.E3]+[.D4]*[.E4]+[.D5]*[.E5]+[.D6]*[.E6]+[.D7]*[.E7])" office:value-type="float" office:value="0.14996781133" calcext:value-type="float" table:number-columns-spanned="2" table:number-rows-spanned="1">
            <text:p>0.14996781133</text:p>
          </table:table-cell>
          <table:covered-table-cell table:style-name="ce67"/>
          <table:table-cell table:style-name="ce70" table:formula="of:=SUM([.F3]*[.G3]+[.F4]*[.G4]+[.F5]*[.G5]+[.F6]*[.G6]+[.F7]*[.G7])" office:value-type="float" office:value="0.192574630914" calcext:value-type="float" table:number-columns-spanned="2" table:number-rows-spanned="1">
            <text:p>0.192574630914</text:p>
          </table:table-cell>
          <table:covered-table-cell table:style-name="ce68"/>
          <table:table-cell table:style-name="ce74" table:formula="of:=SUM([.H3]*[.I3]+[.H4]*[.I4]+[.H5]*[.I5]+[.H6]*[.I6]+[.H7]*[.I7])" office:value-type="float" office:value="0.26381185664" calcext:value-type="float" table:number-columns-spanned="2" table:number-rows-spanned="1">
            <text:p>0.26381185664</text:p>
          </table:table-cell>
          <table:covered-table-cell table:style-name="ce72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60" table:formula="of:=[.B8]-[.B9]" office:value-type="float" office:value="0.77220207934" calcext:value-type="float" table:number-columns-spanned="2" table:number-rows-spanned="1">
            <text:p>0.77220207934</text:p>
          </table:table-cell>
          <table:covered-table-cell table:style-name="ce57"/>
          <table:table-cell table:style-name="ce65" table:formula="of:=[.D8]-[.D9]" office:value-type="float" office:value="0.82865118867" calcext:value-type="float" table:number-columns-spanned="2" table:number-rows-spanned="1">
            <text:p>0.82865118867</text:p>
          </table:table-cell>
          <table:covered-table-cell table:style-name="ce62"/>
          <table:table-cell table:style-name="ce71" table:formula="of:=[.F8]-[.F9]" office:value-type="float" office:value="0.795914399086" calcext:value-type="float" table:number-columns-spanned="2" table:number-rows-spanned="1">
            <text:p>0.795914399086</text:p>
          </table:table-cell>
          <table:covered-table-cell table:style-name="ce68"/>
          <table:table-cell table:style-name="ce75" table:formula="of:=[.H8]-[.H9]" office:value-type="float" office:value="0.71873274336" calcext:value-type="float" table:number-columns-spanned="2" table:number-rows-spanned="1">
            <text:p>0.71873274336</text:p>
          </table:table-cell>
          <table:covered-table-cell table:style-name="ce72"/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2"/>
          <table:table-cell office:value-type="string" calcext:value-type="string">
            <text:p>SSD2</text:p>
          </table:table-cell>
          <table:table-cell table:number-columns-repeated="2"/>
          <table:table-cell office:value-type="string" calcext:value-type="string">
            <text:p>SSD3</text:p>
          </table:table-cell>
          <table:table-cell table:number-columns-repeated="2"/>
          <table:table-cell office:value-type="string" calcext:value-type="string">
            <text:p>SSD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ratio</text:p>
          </table:table-cell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57" office:value-type="float" office:value="0.634723" calcext:value-type="float">
            <text:p>0.63472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2" office:value-type="float" office:value="0.688775" calcext:value-type="float">
            <text:p>0.68877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68" office:value-type="float" office:value="0.772116" calcext:value-type="float">
            <text:p>0.77211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ce72" office:value-type="float" office:value="0.700129" calcext:value-type="float">
            <text:p>0.70012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57" office:value-type="float" office:value="0.230756" calcext:value-type="float">
            <text:p>0.230756</text:p>
          </table:table-cell>
          <table:table-cell office:value-type="float" office:value="0.6986" calcext:value-type="float">
            <text:p>0.6986</text:p>
          </table:table-cell>
          <table:table-cell office:value-type="float" office:value="0.0005" calcext:value-type="float">
            <text:p>0.0005</text:p>
          </table:table-cell>
          <table:table-cell table:style-name="ce62" office:value-type="float" office:value="0.181711" calcext:value-type="float">
            <text:p>0.181711</text:p>
          </table:table-cell>
          <table:table-cell office:value-type="float" office:value="0.6996" calcext:value-type="float">
            <text:p>0.6996</text:p>
          </table:table-cell>
          <table:table-cell office:value-type="float" office:value="0.0332" calcext:value-type="float">
            <text:p>0.0332</text:p>
          </table:table-cell>
          <table:table-cell table:style-name="ce68" office:value-type="float" office:value="0.141562" calcext:value-type="float">
            <text:p>0.141562</text:p>
          </table:table-cell>
          <table:table-cell office:value-type="float" office:value="0.7777" calcext:value-type="float">
            <text:p>0.7777</text:p>
          </table:table-cell>
          <table:table-cell office:value-type="float" office:value="0.0092" calcext:value-type="float">
            <text:p>0.0092</text:p>
          </table:table-cell>
          <table:table-cell table:style-name="ce72" office:value-type="float" office:value="0.183699" calcext:value-type="float">
            <text:p>0.183699</text:p>
          </table:table-cell>
          <table:table-cell office:value-type="float" office:value="0.5658" calcext:value-type="float">
            <text:p>0.5658</text:p>
          </table:table-cell>
          <table:table-cell office:value-type="float" office:value="0.0152" calcext:value-type="float">
            <text:p>0.01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57" office:value-type="float" office:value="0.0175996" calcext:value-type="float">
            <text:p>0.0175996</text:p>
          </table:table-cell>
          <table:table-cell table:style-name="Default" office:value-type="float" office:value="0.5942" calcext:value-type="float">
            <text:p>0.5942</text:p>
          </table:table-cell>
          <table:table-cell table:style-name="Default" office:value-type="float" office:value="0.0301" calcext:value-type="float">
            <text:p>0.0301</text:p>
          </table:table-cell>
          <table:table-cell table:style-name="ce62" office:value-type="float" office:value="0.0110246" calcext:value-type="float">
            <text:p>0.0110246</text:p>
          </table:table-cell>
          <table:table-cell office:value-type="float" office:value="0.5059" calcext:value-type="float">
            <text:p>0.5059</text:p>
          </table:table-cell>
          <table:table-cell office:value-type="float" office:value="0.1414" calcext:value-type="float">
            <text:p>0.1414</text:p>
          </table:table-cell>
          <table:table-cell table:style-name="ce68" office:value-type="float" office:value="0.00678123" calcext:value-type="float">
            <text:p>0.00678123</text:p>
          </table:table-cell>
          <table:table-cell office:value-type="float" office:value="0.7389" calcext:value-type="float">
            <text:p>0.7389</text:p>
          </table:table-cell>
          <table:table-cell office:value-type="float" office:value="0.0254" calcext:value-type="float">
            <text:p>0.0254</text:p>
          </table:table-cell>
          <table:table-cell table:style-name="ce72" office:value-type="float" office:value="0.0221686" calcext:value-type="float">
            <text:p>0.0221686</text:p>
          </table:table-cell>
          <table:table-cell office:value-type="float" office:value="0.3191" calcext:value-type="float">
            <text:p>0.3191</text:p>
          </table:table-cell>
          <table:table-cell office:value-type="float" office:value="0.0638" calcext:value-type="float">
            <text:p>0.0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57" office:value-type="float" office:value="0.0692146" calcext:value-type="float">
            <text:p>0.0692146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0798" calcext:value-type="float">
            <text:p>0.0798</text:p>
          </table:table-cell>
          <table:table-cell table:style-name="ce62" office:value-type="float" office:value="0.0748497" calcext:value-type="float">
            <text:p>0.0748497</text:p>
          </table:table-cell>
          <table:table-cell office:value-type="float" office:value="0.1763" calcext:value-type="float">
            <text:p>0.1763</text:p>
          </table:table-cell>
          <table:table-cell office:value-type="float" office:value="0.0427" calcext:value-type="float">
            <text:p>0.0427</text:p>
          </table:table-cell>
          <table:table-cell table:style-name="ce68" office:value-type="float" office:value="0.0557566" calcext:value-type="float">
            <text:p>0.0557566</text:p>
          </table:table-cell>
          <table:table-cell office:value-type="float" office:value="0.1736" calcext:value-type="float">
            <text:p>0.1736</text:p>
          </table:table-cell>
          <table:table-cell office:value-type="float" office:value="0.0298" calcext:value-type="float">
            <text:p>0.0298</text:p>
          </table:table-cell>
          <table:table-cell table:style-name="ce72" office:value-type="float" office:value="0.0569986" calcext:value-type="float">
            <text:p>0.0569986</text:p>
          </table:table-cell>
          <table:table-cell office:value-type="float" office:value="0.1147" calcext:value-type="float">
            <text:p>0.1147</text:p>
          </table:table-cell>
          <table:table-cell office:value-type="float" office:value="0.0424" calcext:value-type="float">
            <text:p>0.042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57" office:value-type="float" office:value="0.0252315" calcext:value-type="float">
            <text:p>0.0252315</text:p>
          </table:table-cell>
          <table:table-cell office:value-type="float" office:value="0.1751" calcext:value-type="float">
            <text:p>0.1751</text:p>
          </table:table-cell>
          <table:table-cell office:value-type="float" office:value="0" calcext:value-type="float">
            <text:p>0</text:p>
          </table:table-cell>
          <table:table-cell table:style-name="ce62" office:value-type="float" office:value="0.0222587" calcext:value-type="float">
            <text:p>0.0222587</text:p>
          </table:table-cell>
          <table:table-cell office:value-type="float" office:value="0.2993" calcext:value-type="float">
            <text:p>0.2993</text:p>
          </table:table-cell>
          <table:table-cell office:value-type="float" office:value="0" calcext:value-type="float">
            <text:p>0</text:p>
          </table:table-cell>
          <table:table-cell table:style-name="ce68" office:value-type="float" office:value="0.0122732" calcext:value-type="float">
            <text:p>0.0122732</text:p>
          </table:table-cell>
          <table:table-cell office:value-type="float" office:value="0.2834" calcext:value-type="float">
            <text:p>0.2834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.0195494" calcext:value-type="float">
            <text:p>0.0195494</text:p>
          </table:table-cell>
          <table:table-cell office:value-type="float" office:value="0.0896" calcext:value-type="float">
            <text:p>0.0896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0:.B24])" office:value-type="float" office:value="0.9775247" calcext:value-type="float">
            <text:p>0.9775247</text:p>
          </table:table-cell>
          <table:table-cell table:style-name="ce61" table:formula="of:=SUM([.B20]*[.C20]+[.B21]*[.C21]+[.B22]*[.C22]+[.B23]*[.C23]+[.B24]*[.C24])" office:value-type="float" office:value="0.19662475285" calcext:value-type="float">
            <text:p>0.19662475285</text:p>
          </table:table-cell>
          <table:table-cell table:style-name="ce66" table:formula="of:=SUM([.B20]*[.D20]+[.B21]*[.D21]+[.B22]*[.D22]+[.B23]*[.D23]+[.B24]*[.E24])" office:value-type="float" office:value="0.00673007142905" calcext:value-type="float">
            <text:p>0.00673007142905</text:p>
          </table:table-cell>
          <table:table-cell table:formula="of:=SUM([.E20:.E24])" office:value-type="float" office:value="0.978619" calcext:value-type="float">
            <text:p>0.978619</text:p>
          </table:table-cell>
          <table:table-cell table:style-name="ce61" table:formula="of:=SUM([.E20]*[.F20]+[.E21]*[.F21]+[.E22]*[.F22]+[.E23]*[.F23]+[.E24]*[.F24])" office:value-type="float" office:value="0.15256039176" calcext:value-type="float">
            <text:p>0.15256039176</text:p>
          </table:table-cell>
          <table:table-cell table:style-name="ce66" table:formula="of:=SUM([.E20]*[.G20]+[.E21]*[.G21]+[.E22]*[.G22]+[.E23]*[.G23]+[.E24]*[.G24])" office:value-type="float" office:value="0.01078776583" calcext:value-type="float">
            <text:p>0.01078776583</text:p>
          </table:table-cell>
          <table:table-cell table:formula="of:=SUM([.H20:.H24])" office:value-type="float" office:value="0.98848903" calcext:value-type="float">
            <text:p>0.98848903</text:p>
          </table:table-cell>
          <table:table-cell table:style-name="ce61" table:formula="of:=SUM([.H20]*[.I20]+[.H21]*[.I21]+[.H22]*[.I22]+[.H23]*[.I23]+[.H24]*[.I24])" office:value-type="float" office:value="0.128260988887" calcext:value-type="float">
            <text:p>0.128260988887</text:p>
          </table:table-cell>
          <table:table-cell table:style-name="ce66" table:formula="of:=SUM([.H20]*[.J20]+[.H21]*[.J21]+[.H22]*[.J22]+[.H23]*[.J23]+[.H24]*[.J24])" office:value-type="float" office:value="0.003136160322" calcext:value-type="float">
            <text:p>0.003136160322</text:p>
          </table:table-cell>
          <table:table-cell table:formula="of:=SUM([.K20:.K24])" office:value-type="float" office:value="0.9825446" calcext:value-type="float">
            <text:p>0.9825446</text:p>
          </table:table-cell>
          <table:table-cell table:style-name="ce61" table:formula="of:=SUM([.K20]*[.L20]+[.K21]*[.L21]+[.K22]*[.L22]+[.K23]*[.L23]+[.K24]*[.L24])" office:value-type="float" office:value="0.11930026012" calcext:value-type="float">
            <text:p>0.11930026012</text:p>
          </table:table-cell>
          <table:table-cell table:style-name="ce66" table:formula="of:=SUM([.K20]*[.M20]+[.K21]*[.M21]+[.K22]*[.M22]+[.K23]*[.M23]+[.K24]*[.M24])" office:value-type="float" office:value="0.00662332212" calcext:value-type="float">
            <text:p>0.0066233221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formula="of:=97.86+0.11" office:value-type="float" office:value="97.97" calcext:value-type="float">
            <text:p>97.97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00/00/00</text:date>, <text:time style:data-style-name="N2" text:time-value="16:23:56.968149848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2-01-19T19:53:21.597306969</dc:date>
    <meta:editing-duration>PT19H59M14S</meta:editing-duration>
    <meta:editing-cycles>68</meta:editing-cycles>
    <meta:generator>LibreOffice/6.0.7.3$Linux_X86_64 LibreOffice_project/00m0$Build-3</meta:generator>
    <meta:document-statistic meta:table-count="6" meta:cell-count="1334" meta:object-count="0"/>
  </office:meta>
</office:document-meta>
</file>